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4e790f5" officeooo:paragraph-rsid="04e790f5" style:font-size-asian="12pt" style:font-size-complex="12pt"/>
    </style:style>
    <style:style style:name="P47" style:family="paragraph" style:parent-style-name="Standard_20__28_user_29_">
      <style:text-properties style:font-name="Handwriting" fo:font-size="12pt" officeooo:rsid="04e7c941" officeooo:paragraph-rsid="04e7c941" style:font-size-asian="12pt" style:font-size-complex="12pt"/>
    </style:style>
    <style:style style:name="P48" style:family="paragraph" style:parent-style-name="Standard_20__28_user_29_">
      <style:text-properties style:font-name="Handwriting" fo:font-size="12pt" officeooo:rsid="04e7c941" officeooo:paragraph-rsid="04e9be4c" style:font-size-asian="12pt" style:font-size-complex="12pt"/>
    </style:style>
    <style:style style:name="P49" style:family="paragraph" style:parent-style-name="Standard_20__28_user_29_">
      <style:text-properties style:font-name="Handwriting" fo:font-size="12pt" officeooo:paragraph-rsid="04e790f5" style:font-size-asian="12pt" style:font-size-complex="12pt"/>
    </style:style>
    <style:style style:name="P50" style:family="paragraph" style:parent-style-name="Standard_20__28_user_29_">
      <style:text-properties style:font-name="Handwriting" fo:font-size="12pt" officeooo:rsid="04e89ec6" officeooo:paragraph-rsid="04e89ec6" style:font-size-asian="12pt" style:font-size-complex="12pt"/>
    </style:style>
    <style:style style:name="P51" style:family="paragraph" style:parent-style-name="Standard_20__28_user_29_">
      <style:text-properties style:font-name="Handwriting" fo:font-size="12pt" officeooo:rsid="04e9be4c" officeooo:paragraph-rsid="04e9be4c" style:font-size-asian="12pt" style:font-size-complex="12pt"/>
    </style:style>
    <style:style style:name="P52" style:family="paragraph" style:parent-style-name="Standard_20__28_user_29_">
      <style:text-properties style:font-name="Handwriting" fo:font-size="12pt" officeooo:paragraph-rsid="04f18fbc" style:font-size-asian="12pt" style:font-size-complex="12pt"/>
    </style:style>
    <style:style style:name="P53" style:family="paragraph" style:parent-style-name="Standard_20__28_user_29_">
      <style:text-properties style:font-name="Handwriting" fo:font-size="12pt" officeooo:rsid="04fa94c5" officeooo:paragraph-rsid="04fa94c5" style:font-size-asian="12pt" style:font-size-complex="12pt"/>
    </style:style>
    <style:style style:name="P5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9"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60"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61"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62"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63"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64"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65"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66"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67"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68" style:family="paragraph" style:parent-style-name="Standard_20__28_user_29_">
      <style:text-properties style:font-name="Handwriting" fo:font-size="12pt" fo:font-weight="normal" officeooo:rsid="0116f73f" officeooo:paragraph-rsid="0252c144" style:font-size-asian="12pt" style:font-size-complex="12pt"/>
    </style:style>
    <style:style style:name="P69"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70"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71"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72"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73"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74"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75"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76"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7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7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7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80" style:family="paragraph" style:parent-style-name="Standard_20__28_user_29_">
      <style:text-properties officeooo:paragraph-rsid="01d1f41b"/>
    </style:style>
    <style:style style:name="P81" style:family="paragraph" style:parent-style-name="Standard_20__28_user_29_">
      <style:text-properties officeooo:paragraph-rsid="04bc8ca9"/>
    </style:style>
    <style:style style:name="P82"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83"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84"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85"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86"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87"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88"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89"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91"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92"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93"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9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95"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96"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97"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9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0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01"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02"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03"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04"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05"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06"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0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08"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09"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10"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11"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21"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22"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2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27"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28"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29"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5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5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56" style:family="paragraph" style:parent-style-name="Preformatted_20_Text">
      <style:text-properties style:font-name="Handwriting" fo:font-size="12pt" officeooo:paragraph-rsid="00a6c690" style:font-size-asian="12pt" style:font-size-complex="12pt"/>
    </style:style>
    <style:style style:name="P157" style:family="paragraph" style:parent-style-name="Preformatted_20_Text">
      <style:text-properties style:font-name="Handwriting" fo:font-size="12pt" officeooo:rsid="0116771c" officeooo:paragraph-rsid="0116771c" style:font-size-asian="12pt" style:font-size-complex="12pt"/>
    </style:style>
    <style:style style:name="P158" style:family="paragraph" style:parent-style-name="Preformatted_20_Text">
      <style:text-properties style:font-name="Handwriting" fo:font-size="12pt" officeooo:paragraph-rsid="0116f73f" style:font-size-asian="12pt" style:font-size-complex="12pt"/>
    </style:style>
    <style:style style:name="P159" style:family="paragraph" style:parent-style-name="Preformatted_20_Text">
      <style:text-properties style:font-name="Handwriting" fo:font-size="12pt" officeooo:rsid="0116f73f" officeooo:paragraph-rsid="01a57a2d" style:font-size-asian="12pt" style:font-size-complex="12pt"/>
    </style:style>
    <style:style style:name="P160" style:family="paragraph" style:parent-style-name="Preformatted_20_Text">
      <style:text-properties style:font-name="Handwriting" fo:font-size="12pt" officeooo:paragraph-rsid="01a57a2d" style:font-size-asian="12pt" style:font-size-complex="12pt"/>
    </style:style>
    <style:style style:name="P161" style:family="paragraph" style:parent-style-name="Preformatted_20_Text">
      <style:text-properties style:font-name="Handwriting" fo:font-size="12pt" officeooo:paragraph-rsid="03890b33" style:font-size-asian="12pt" style:font-size-complex="12pt"/>
    </style:style>
    <style:style style:name="P162" style:family="paragraph" style:parent-style-name="Preformatted_20_Text">
      <style:text-properties style:font-name="Handwriting" fo:font-size="12pt" officeooo:paragraph-rsid="02815d86" style:font-size-asian="12pt" style:font-size-complex="12pt"/>
    </style:style>
    <style:style style:name="P163" style:family="paragraph" style:parent-style-name="Preformatted_20_Text">
      <style:text-properties style:font-name="Handwriting" fo:font-size="12pt" officeooo:paragraph-rsid="048bf90e" style:font-size-asian="12pt" style:font-size-complex="12pt"/>
    </style:style>
    <style:style style:name="P164"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65" style:family="paragraph" style:parent-style-name="Preformatted_20_Text">
      <style:text-properties officeooo:paragraph-rsid="02815d86"/>
    </style:style>
    <style:style style:name="P166" style:family="paragraph" style:parent-style-name="Standard_20__28_user_29_">
      <style:text-properties style:font-name="Handwriting" fo:font-size="12pt" officeooo:rsid="04efef48" officeooo:paragraph-rsid="051138d0" style:font-size-asian="12pt" style:font-size-complex="12pt"/>
    </style:style>
    <style:style style:name="P167" style:family="paragraph" style:parent-style-name="Standard_20__28_user_29_">
      <style:text-properties officeooo:paragraph-rsid="04e593e9"/>
    </style:style>
    <style:style style:name="P168" style:family="paragraph" style:parent-style-name="Standard_20__28_user_29_">
      <style:text-properties officeooo:paragraph-rsid="051138d0"/>
    </style:style>
    <style:style style:name="P169" style:family="paragraph" style:parent-style-name="Standard_20__28_user_29_">
      <style:text-properties officeooo:paragraph-rsid="05189cf1"/>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0d352ce" style:font-name-asian="SimSun" style:font-weight-asian="normal" style:font-name-complex="Arial" style:font-weight-complex="normal"/>
    </style:style>
    <style:style style:name="T221" style:family="text">
      <style:text-properties officeooo:rsid="00d50842" style:font-name-asian="SimSun" style:font-weight-asian="normal" style:font-name-complex="Arial" style:font-weight-complex="normal"/>
    </style:style>
    <style:style style:name="T222" style:family="text">
      <style:text-properties officeooo:rsid="00ca7e43" style:font-name-asian="SimSun" style:font-weight-asian="normal" style:font-name-complex="Arial" style:font-weight-complex="normal"/>
    </style:style>
    <style:style style:name="T223" style:family="text">
      <style:text-properties officeooo:rsid="00d65183"/>
    </style:style>
    <style:style style:name="T224" style:family="text">
      <style:text-properties officeooo:rsid="0065ecb8"/>
    </style:style>
    <style:style style:name="T225" style:family="text">
      <style:text-properties officeooo:rsid="00d9cc29"/>
    </style:style>
    <style:style style:name="T226" style:family="text">
      <style:text-properties officeooo:rsid="00daaca3"/>
    </style:style>
    <style:style style:name="T227" style:family="text">
      <style:text-properties officeooo:rsid="00ddc2e7"/>
    </style:style>
    <style:style style:name="T228" style:family="text">
      <style:text-properties officeooo:rsid="00dfb1ba"/>
    </style:style>
    <style:style style:name="T229" style:family="text">
      <style:text-properties officeooo:rsid="00e04e82"/>
    </style:style>
    <style:style style:name="T230" style:family="text">
      <style:text-properties officeooo:rsid="00e52c4f"/>
    </style:style>
    <style:style style:name="T231" style:family="text">
      <style:text-properties officeooo:rsid="00e85a8e"/>
    </style:style>
    <style:style style:name="T232" style:family="text">
      <style:text-properties officeooo:rsid="00ec143b"/>
    </style:style>
    <style:style style:name="T233" style:family="text">
      <style:text-properties officeooo:rsid="00eebe55"/>
    </style:style>
    <style:style style:name="T234" style:family="text">
      <style:text-properties officeooo:rsid="00f06a92"/>
    </style:style>
    <style:style style:name="T235" style:family="text">
      <style:text-properties officeooo:rsid="00f089c9"/>
    </style:style>
    <style:style style:name="T236" style:family="text">
      <style:text-properties officeooo:rsid="00f1b7fa"/>
    </style:style>
    <style:style style:name="T237" style:family="text">
      <style:text-properties officeooo:rsid="00f3313e"/>
    </style:style>
    <style:style style:name="T238" style:family="text">
      <style:text-properties officeooo:rsid="00f39b8d"/>
    </style:style>
    <style:style style:name="T239" style:family="text">
      <style:text-properties officeooo:rsid="00f488d7"/>
    </style:style>
    <style:style style:name="T240" style:family="text">
      <style:text-properties officeooo:rsid="00f50ace"/>
    </style:style>
    <style:style style:name="T241" style:family="text">
      <style:text-properties officeooo:rsid="00f6c22f"/>
    </style:style>
    <style:style style:name="T242" style:family="text">
      <style:text-properties officeooo:rsid="00f71535"/>
    </style:style>
    <style:style style:name="T243" style:family="text">
      <style:text-properties officeooo:rsid="00f86c9d"/>
    </style:style>
    <style:style style:name="T244" style:family="text">
      <style:text-properties officeooo:rsid="00f8e769"/>
    </style:style>
    <style:style style:name="T245" style:family="text">
      <style:text-properties officeooo:rsid="00fb98e3"/>
    </style:style>
    <style:style style:name="T246" style:family="text">
      <style:text-properties officeooo:rsid="00fe67e0"/>
    </style:style>
    <style:style style:name="T247" style:family="text">
      <style:text-properties officeooo:rsid="00ff1c43"/>
    </style:style>
    <style:style style:name="T248" style:family="text">
      <style:text-properties officeooo:rsid="01011709"/>
    </style:style>
    <style:style style:name="T249" style:family="text">
      <style:text-properties officeooo:rsid="0101ebae"/>
    </style:style>
    <style:style style:name="T250" style:family="text">
      <style:text-properties officeooo:rsid="01032c71"/>
    </style:style>
    <style:style style:name="T251" style:family="text">
      <style:text-properties officeooo:rsid="01061b1f"/>
    </style:style>
    <style:style style:name="T252" style:family="text">
      <style:text-properties officeooo:rsid="010650bc"/>
    </style:style>
    <style:style style:name="T253" style:family="text">
      <style:text-properties officeooo:rsid="0113a5a0"/>
    </style:style>
    <style:style style:name="T254" style:family="text">
      <style:text-properties officeooo:rsid="01147129"/>
    </style:style>
    <style:style style:name="T255" style:family="text">
      <style:text-properties officeooo:rsid="01183397"/>
    </style:style>
    <style:style style:name="T256" style:family="text">
      <style:text-properties officeooo:rsid="0131ab9f"/>
    </style:style>
    <style:style style:name="T257" style:family="text">
      <style:text-properties officeooo:rsid="01510585"/>
    </style:style>
    <style:style style:name="T258" style:family="text">
      <style:text-properties officeooo:rsid="0152fdc3"/>
    </style:style>
    <style:style style:name="T259" style:family="text">
      <style:text-properties officeooo:rsid="01532535"/>
    </style:style>
    <style:style style:name="T260" style:family="text">
      <style:text-properties officeooo:rsid="0165c4e1"/>
    </style:style>
    <style:style style:name="T261" style:family="text">
      <style:text-properties officeooo:rsid="01674d6e"/>
    </style:style>
    <style:style style:name="T262" style:family="text">
      <style:text-properties officeooo:rsid="016b78f8"/>
    </style:style>
    <style:style style:name="T263" style:family="text">
      <style:text-properties officeooo:rsid="016bd5bc"/>
    </style:style>
    <style:style style:name="T264" style:family="text">
      <style:text-properties officeooo:rsid="016d90c3"/>
    </style:style>
    <style:style style:name="T265" style:family="text">
      <style:text-properties officeooo:rsid="016f2a1d"/>
    </style:style>
    <style:style style:name="T266" style:family="text">
      <style:text-properties officeooo:rsid="0170be32"/>
    </style:style>
    <style:style style:name="T267" style:family="text">
      <style:text-properties officeooo:rsid="0171a21d"/>
    </style:style>
    <style:style style:name="T268" style:family="text">
      <style:text-properties officeooo:rsid="017325c6"/>
    </style:style>
    <style:style style:name="T269" style:family="text">
      <style:text-properties officeooo:rsid="0174764f"/>
    </style:style>
    <style:style style:name="T270" style:family="text">
      <style:text-properties officeooo:rsid="0174bc8a"/>
    </style:style>
    <style:style style:name="T271" style:family="text">
      <style:text-properties officeooo:rsid="01752e44"/>
    </style:style>
    <style:style style:name="T272" style:family="text">
      <style:text-properties officeooo:rsid="0175e41f"/>
    </style:style>
    <style:style style:name="T273" style:family="text">
      <style:text-properties officeooo:rsid="0177fb16"/>
    </style:style>
    <style:style style:name="T274" style:family="text">
      <style:text-properties officeooo:rsid="0178161a"/>
    </style:style>
    <style:style style:name="T275" style:family="text">
      <style:text-properties officeooo:rsid="017942eb"/>
    </style:style>
    <style:style style:name="T276" style:family="text">
      <style:text-properties officeooo:rsid="017a5384"/>
    </style:style>
    <style:style style:name="T277" style:family="text">
      <style:text-properties officeooo:rsid="017aed92"/>
    </style:style>
    <style:style style:name="T278" style:family="text">
      <style:text-properties officeooo:rsid="017bdf98"/>
    </style:style>
    <style:style style:name="T279" style:family="text">
      <style:text-properties officeooo:rsid="017c8345"/>
    </style:style>
    <style:style style:name="T280" style:family="text">
      <style:text-properties officeooo:rsid="017e7aff"/>
    </style:style>
    <style:style style:name="T281" style:family="text">
      <style:text-properties officeooo:rsid="01806932"/>
    </style:style>
    <style:style style:name="T282" style:family="text">
      <style:text-properties officeooo:rsid="0181b58f"/>
    </style:style>
    <style:style style:name="T283" style:family="text">
      <style:text-properties officeooo:rsid="01838af9"/>
    </style:style>
    <style:style style:name="T284" style:family="text">
      <style:text-properties officeooo:rsid="0183a14f"/>
    </style:style>
    <style:style style:name="T285" style:family="text">
      <style:text-properties officeooo:rsid="0183d365"/>
    </style:style>
    <style:style style:name="T286" style:family="text">
      <style:text-properties officeooo:rsid="0187962a"/>
    </style:style>
    <style:style style:name="T287" style:family="text">
      <style:text-properties officeooo:rsid="018b3db9"/>
    </style:style>
    <style:style style:name="T288" style:family="text">
      <style:text-properties officeooo:rsid="018b83ed"/>
    </style:style>
    <style:style style:name="T289" style:family="text">
      <style:text-properties officeooo:rsid="018d17a0"/>
    </style:style>
    <style:style style:name="T290" style:family="text">
      <style:text-properties officeooo:rsid="018d1b71"/>
    </style:style>
    <style:style style:name="T291" style:family="text">
      <style:text-properties officeooo:rsid="018ec407"/>
    </style:style>
    <style:style style:name="T292" style:family="text">
      <style:text-properties officeooo:rsid="018ece71"/>
    </style:style>
    <style:style style:name="T293" style:family="text">
      <style:text-properties officeooo:rsid="018eea14"/>
    </style:style>
    <style:style style:name="T294" style:family="text">
      <style:text-properties officeooo:rsid="018fece0"/>
    </style:style>
    <style:style style:name="T295" style:family="text">
      <style:text-properties officeooo:rsid="0191a736"/>
    </style:style>
    <style:style style:name="T296" style:family="text">
      <style:text-properties officeooo:rsid="01936dac"/>
    </style:style>
    <style:style style:name="T297" style:family="text">
      <style:text-properties officeooo:rsid="01947a29"/>
    </style:style>
    <style:style style:name="T298" style:family="text">
      <style:text-properties officeooo:rsid="01952db3"/>
    </style:style>
    <style:style style:name="T299" style:family="text">
      <style:text-properties officeooo:rsid="01a17361"/>
    </style:style>
    <style:style style:name="T300" style:family="text">
      <style:text-properties officeooo:rsid="01a1a95c"/>
    </style:style>
    <style:style style:name="T301" style:family="text">
      <style:text-properties officeooo:rsid="01d41824"/>
    </style:style>
    <style:style style:name="T302" style:family="text">
      <style:text-properties officeooo:rsid="01d7676e"/>
    </style:style>
    <style:style style:name="T303" style:family="text">
      <style:text-properties officeooo:rsid="01d7b800"/>
    </style:style>
    <style:style style:name="T304" style:family="text">
      <style:text-properties officeooo:rsid="01d7d25a"/>
    </style:style>
    <style:style style:name="T305" style:family="text">
      <style:text-properties officeooo:rsid="01d920ce"/>
    </style:style>
    <style:style style:name="T306" style:family="text">
      <style:text-properties officeooo:rsid="01da8c5a"/>
    </style:style>
    <style:style style:name="T307" style:family="text">
      <style:text-properties officeooo:rsid="01db8156"/>
    </style:style>
    <style:style style:name="T308" style:family="text">
      <style:text-properties officeooo:rsid="01dcf8cf"/>
    </style:style>
    <style:style style:name="T309" style:family="text">
      <style:text-properties officeooo:rsid="01dd60da"/>
    </style:style>
    <style:style style:name="T310" style:family="text">
      <style:text-properties officeooo:rsid="01de6010"/>
    </style:style>
    <style:style style:name="T311" style:family="text">
      <style:text-properties officeooo:rsid="01df1dc0"/>
    </style:style>
    <style:style style:name="T312" style:family="text">
      <style:text-properties officeooo:rsid="01df6fd4"/>
    </style:style>
    <style:style style:name="T313" style:family="text">
      <style:text-properties officeooo:rsid="01e07853"/>
    </style:style>
    <style:style style:name="T314" style:family="text">
      <style:text-properties officeooo:rsid="01e16038"/>
    </style:style>
    <style:style style:name="T315" style:family="text">
      <style:text-properties officeooo:rsid="01ed411a"/>
    </style:style>
    <style:style style:name="T316" style:family="text">
      <style:text-properties officeooo:rsid="01ed4c6c"/>
    </style:style>
    <style:style style:name="T317" style:family="text">
      <style:text-properties officeooo:rsid="01edfe82"/>
    </style:style>
    <style:style style:name="T318" style:family="text">
      <style:text-properties officeooo:rsid="01ef6088"/>
    </style:style>
    <style:style style:name="T319" style:family="text">
      <style:text-properties officeooo:rsid="01f40187"/>
    </style:style>
    <style:style style:name="T320" style:family="text">
      <style:text-properties officeooo:rsid="01f5e9bf"/>
    </style:style>
    <style:style style:name="T321" style:family="text">
      <style:text-properties officeooo:rsid="01f72926"/>
    </style:style>
    <style:style style:name="T322" style:family="text">
      <style:text-properties officeooo:rsid="01f92171"/>
    </style:style>
    <style:style style:name="T323" style:family="text">
      <style:text-properties officeooo:rsid="01fa93e6"/>
    </style:style>
    <style:style style:name="T324" style:family="text">
      <style:text-properties officeooo:rsid="01fb5499"/>
    </style:style>
    <style:style style:name="T325" style:family="text">
      <style:text-properties officeooo:rsid="01fe47a7"/>
    </style:style>
    <style:style style:name="T326" style:family="text">
      <style:text-properties officeooo:rsid="02000f0d"/>
    </style:style>
    <style:style style:name="T327" style:family="text">
      <style:text-properties officeooo:rsid="0201042f"/>
    </style:style>
    <style:style style:name="T328" style:family="text">
      <style:text-properties officeooo:rsid="02014e3b"/>
    </style:style>
    <style:style style:name="T329" style:family="text">
      <style:text-properties officeooo:rsid="020224c4"/>
    </style:style>
    <style:style style:name="T330" style:family="text">
      <style:text-properties officeooo:rsid="0203df43"/>
    </style:style>
    <style:style style:name="T331" style:family="text">
      <style:text-properties officeooo:rsid="0204bf01"/>
    </style:style>
    <style:style style:name="T332" style:family="text">
      <style:text-properties officeooo:rsid="020572c7"/>
    </style:style>
    <style:style style:name="T333" style:family="text">
      <style:text-properties officeooo:rsid="02068e57"/>
    </style:style>
    <style:style style:name="T334" style:family="text">
      <style:text-properties officeooo:rsid="0206a6af"/>
    </style:style>
    <style:style style:name="T335" style:family="text">
      <style:text-properties officeooo:rsid="020820f1"/>
    </style:style>
    <style:style style:name="T336" style:family="text">
      <style:text-properties officeooo:rsid="020a35b3"/>
    </style:style>
    <style:style style:name="T337" style:family="text">
      <style:text-properties officeooo:rsid="020e5e6c"/>
    </style:style>
    <style:style style:name="T338" style:family="text">
      <style:text-properties officeooo:rsid="020edd19"/>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officeooo:rsid="02e85fd0"/>
    </style:style>
    <style:style style:name="T645" style:family="text">
      <style:text-properties officeooo:rsid="02e9b877"/>
    </style:style>
    <style:style style:name="T646" style:family="text">
      <style:text-properties officeooo:rsid="02eb2bec"/>
    </style:style>
    <style:style style:name="T647" style:family="text">
      <style:text-properties officeooo:rsid="02eb36cc"/>
    </style:style>
    <style:style style:name="T648" style:family="text">
      <style:text-properties officeooo:rsid="02ec7818"/>
    </style:style>
    <style:style style:name="T649" style:family="text">
      <style:text-properties officeooo:rsid="02ed07ad"/>
    </style:style>
    <style:style style:name="T650" style:family="text">
      <style:text-properties officeooo:rsid="02edaec1"/>
    </style:style>
    <style:style style:name="T651" style:family="text">
      <style:text-properties officeooo:rsid="02f08d01"/>
    </style:style>
    <style:style style:name="T652" style:family="text">
      <style:text-properties officeooo:rsid="02f231da"/>
    </style:style>
    <style:style style:name="T653" style:family="text">
      <style:text-properties officeooo:rsid="02f28452"/>
    </style:style>
    <style:style style:name="T654" style:family="text">
      <style:text-properties officeooo:rsid="02f482fb"/>
    </style:style>
    <style:style style:name="T655" style:family="text">
      <style:text-properties officeooo:rsid="02f62a20"/>
    </style:style>
    <style:style style:name="T656" style:family="text">
      <style:text-properties officeooo:rsid="02f9c205"/>
    </style:style>
    <style:style style:name="T657" style:family="text">
      <style:text-properties officeooo:rsid="02fbef21"/>
    </style:style>
    <style:style style:name="T658" style:family="text">
      <style:text-properties officeooo:rsid="02fd6c4a"/>
    </style:style>
    <style:style style:name="T659" style:family="text">
      <style:text-properties officeooo:rsid="02fe8e30"/>
    </style:style>
    <style:style style:name="T660" style:family="text">
      <style:text-properties officeooo:rsid="02ff5e7d"/>
    </style:style>
    <style:style style:name="T661" style:family="text">
      <style:text-properties officeooo:rsid="030097ee"/>
    </style:style>
    <style:style style:name="T662" style:family="text">
      <style:text-properties officeooo:rsid="03022c6a"/>
    </style:style>
    <style:style style:name="T663" style:family="text">
      <style:text-properties officeooo:rsid="03036941"/>
    </style:style>
    <style:style style:name="T664" style:family="text">
      <style:text-properties officeooo:rsid="030d52c5"/>
    </style:style>
    <style:style style:name="T665" style:family="text">
      <style:text-properties officeooo:rsid="030fd65c"/>
    </style:style>
    <style:style style:name="T666" style:family="text">
      <style:text-properties officeooo:rsid="03156e1e"/>
    </style:style>
    <style:style style:name="T667" style:family="text">
      <style:text-properties officeooo:rsid="03171163"/>
    </style:style>
    <style:style style:name="T668" style:family="text">
      <style:text-properties officeooo:rsid="03171398"/>
    </style:style>
    <style:style style:name="T669" style:family="text">
      <style:text-properties officeooo:rsid="0318c01f"/>
    </style:style>
    <style:style style:name="T670" style:family="text">
      <style:text-properties officeooo:rsid="03451655"/>
    </style:style>
    <style:style style:name="T671" style:family="text">
      <style:text-properties officeooo:rsid="034535af"/>
    </style:style>
    <style:style style:name="T672" style:family="text">
      <style:text-properties officeooo:rsid="03459407"/>
    </style:style>
    <style:style style:name="T673" style:family="text">
      <style:text-properties officeooo:rsid="0346adbb"/>
    </style:style>
    <style:style style:name="T674" style:family="text">
      <style:text-properties officeooo:rsid="03493d3a"/>
    </style:style>
    <style:style style:name="T675" style:family="text">
      <style:text-properties officeooo:rsid="03539f75"/>
    </style:style>
    <style:style style:name="T676" style:family="text">
      <style:text-properties officeooo:rsid="0354966d"/>
    </style:style>
    <style:style style:name="T677" style:family="text">
      <style:text-properties officeooo:rsid="0358e684"/>
    </style:style>
    <style:style style:name="T678" style:family="text">
      <style:text-properties officeooo:rsid="035a85cc"/>
    </style:style>
    <style:style style:name="T679" style:family="text">
      <style:text-properties officeooo:rsid="035c1cfc"/>
    </style:style>
    <style:style style:name="T680" style:family="text">
      <style:text-properties officeooo:rsid="035fa288"/>
    </style:style>
    <style:style style:name="T681" style:family="text">
      <style:text-properties officeooo:rsid="036166a8"/>
    </style:style>
    <style:style style:name="T682" style:family="text">
      <style:text-properties officeooo:rsid="0362b669"/>
    </style:style>
    <style:style style:name="T683" style:family="text">
      <style:text-properties officeooo:rsid="0364886f"/>
    </style:style>
    <style:style style:name="T684" style:family="text">
      <style:text-properties officeooo:rsid="036787b5"/>
    </style:style>
    <style:style style:name="T685" style:family="text">
      <style:text-properties officeooo:rsid="03696806"/>
    </style:style>
    <style:style style:name="T686" style:family="text">
      <style:text-properties officeooo:rsid="036a638c"/>
    </style:style>
    <style:style style:name="T687" style:family="text">
      <style:text-properties officeooo:rsid="036c1ce4"/>
    </style:style>
    <style:style style:name="T688" style:family="text">
      <style:text-properties officeooo:rsid="036da3d0"/>
    </style:style>
    <style:style style:name="T689" style:family="text">
      <style:text-properties officeooo:rsid="036ec041"/>
    </style:style>
    <style:style style:name="T690" style:family="text">
      <style:text-properties officeooo:rsid="037289b0"/>
    </style:style>
    <style:style style:name="T691" style:family="text">
      <style:text-properties officeooo:rsid="0373bf39"/>
    </style:style>
    <style:style style:name="T692" style:family="text">
      <style:text-properties officeooo:rsid="0375ce95"/>
    </style:style>
    <style:style style:name="T693" style:family="text">
      <style:text-properties officeooo:rsid="0377c53d"/>
    </style:style>
    <style:style style:name="T694" style:family="text">
      <style:text-properties officeooo:rsid="0378d4f6"/>
    </style:style>
    <style:style style:name="T695" style:family="text">
      <style:text-properties officeooo:rsid="03796165"/>
    </style:style>
    <style:style style:name="T696" style:family="text">
      <style:text-properties officeooo:rsid="037a4572"/>
    </style:style>
    <style:style style:name="T697" style:family="text">
      <style:text-properties officeooo:rsid="037c303c"/>
    </style:style>
    <style:style style:name="T698" style:family="text">
      <style:text-properties officeooo:rsid="037e9c08"/>
    </style:style>
    <style:style style:name="T699" style:family="text">
      <style:text-properties officeooo:rsid="037f83de"/>
    </style:style>
    <style:style style:name="T700" style:family="text">
      <style:text-properties officeooo:rsid="03808566"/>
    </style:style>
    <style:style style:name="T701" style:family="text">
      <style:text-properties officeooo:rsid="038284f6"/>
    </style:style>
    <style:style style:name="T702" style:family="text">
      <style:text-properties officeooo:rsid="0384be89"/>
    </style:style>
    <style:style style:name="T703" style:family="text">
      <style:text-properties officeooo:rsid="0385ce2d"/>
    </style:style>
    <style:style style:name="T704" style:family="text">
      <style:text-properties officeooo:rsid="0388e8bf"/>
    </style:style>
    <style:style style:name="T705" style:family="text">
      <style:text-properties officeooo:rsid="0390a6b8"/>
    </style:style>
    <style:style style:name="T706" style:family="text">
      <style:text-properties officeooo:rsid="039715b1"/>
    </style:style>
    <style:style style:name="T707" style:family="text">
      <style:text-properties officeooo:rsid="0397f096"/>
    </style:style>
    <style:style style:name="T708" style:family="text">
      <style:text-properties officeooo:rsid="0398b3db"/>
    </style:style>
    <style:style style:name="T709" style:family="text">
      <style:text-properties officeooo:rsid="039a9322"/>
    </style:style>
    <style:style style:name="T710" style:family="text">
      <style:text-properties officeooo:rsid="039c6f4c"/>
    </style:style>
    <style:style style:name="T711" style:family="text">
      <style:text-properties officeooo:rsid="03a27d19"/>
    </style:style>
    <style:style style:name="T712" style:family="text">
      <style:text-properties officeooo:rsid="03af691c"/>
    </style:style>
    <style:style style:name="T713" style:family="text">
      <style:text-properties officeooo:rsid="03af7c23"/>
    </style:style>
    <style:style style:name="T714" style:family="text">
      <style:text-properties officeooo:rsid="03afb4d6"/>
    </style:style>
    <style:style style:name="T715" style:family="text">
      <style:text-properties officeooo:rsid="03b01088"/>
    </style:style>
    <style:style style:name="T716" style:family="text">
      <style:text-properties officeooo:rsid="03b8a820"/>
    </style:style>
    <style:style style:name="T717" style:family="text">
      <style:text-properties officeooo:rsid="03bcd5cd"/>
    </style:style>
    <style:style style:name="T718" style:family="text">
      <style:text-properties officeooo:rsid="03bd06ae"/>
    </style:style>
    <style:style style:name="T719" style:family="text">
      <style:text-properties officeooo:rsid="03c79410"/>
    </style:style>
    <style:style style:name="T720" style:family="text">
      <style:text-properties officeooo:rsid="03c99698"/>
    </style:style>
    <style:style style:name="T721" style:family="text">
      <style:text-properties officeooo:rsid="03cdbd2b"/>
    </style:style>
    <style:style style:name="T722" style:family="text">
      <style:text-properties officeooo:rsid="03cf80bc"/>
    </style:style>
    <style:style style:name="T723" style:family="text">
      <style:text-properties officeooo:rsid="03d5dedd"/>
    </style:style>
    <style:style style:name="T724" style:family="text">
      <style:text-properties officeooo:rsid="03d6db6f"/>
    </style:style>
    <style:style style:name="T725" style:family="text">
      <style:text-properties officeooo:rsid="03d8947e"/>
    </style:style>
    <style:style style:name="T726" style:family="text">
      <style:text-properties officeooo:rsid="03da139f"/>
    </style:style>
    <style:style style:name="T727" style:family="text">
      <style:text-properties officeooo:rsid="03db44da"/>
    </style:style>
    <style:style style:name="T728" style:family="text">
      <style:text-properties officeooo:rsid="03db5006"/>
    </style:style>
    <style:style style:name="T729" style:family="text">
      <style:text-properties officeooo:rsid="03e25130"/>
    </style:style>
    <style:style style:name="T730" style:family="text">
      <style:text-properties officeooo:rsid="03ef5c0b"/>
    </style:style>
    <style:style style:name="T731" style:family="text">
      <style:text-properties officeooo:rsid="03f45b9f"/>
    </style:style>
    <style:style style:name="T732" style:family="text">
      <style:text-properties officeooo:rsid="03f7a07b"/>
    </style:style>
    <style:style style:name="T733" style:family="text">
      <style:text-properties officeooo:rsid="03f9c8af"/>
    </style:style>
    <style:style style:name="T734" style:family="text">
      <style:text-properties officeooo:rsid="03fad769"/>
    </style:style>
    <style:style style:name="T735" style:family="text">
      <style:text-properties officeooo:rsid="03fc7473"/>
    </style:style>
    <style:style style:name="T736" style:family="text">
      <style:text-properties officeooo:rsid="03fe67c3"/>
    </style:style>
    <style:style style:name="T737" style:family="text">
      <style:text-properties officeooo:rsid="03ffd2e1"/>
    </style:style>
    <style:style style:name="T738" style:family="text">
      <style:text-properties officeooo:rsid="04007bd1"/>
    </style:style>
    <style:style style:name="T739" style:family="text">
      <style:text-properties officeooo:rsid="040213d0"/>
    </style:style>
    <style:style style:name="T740" style:family="text">
      <style:text-properties officeooo:rsid="04030dfa"/>
    </style:style>
    <style:style style:name="T741" style:family="text">
      <style:text-properties officeooo:rsid="04037b4f"/>
    </style:style>
    <style:style style:name="T742" style:family="text">
      <style:text-properties officeooo:rsid="040555bb"/>
    </style:style>
    <style:style style:name="T743" style:family="text">
      <style:text-properties officeooo:rsid="04069a44"/>
    </style:style>
    <style:style style:name="T744" style:family="text">
      <style:text-properties officeooo:rsid="04077b3d"/>
    </style:style>
    <style:style style:name="T745" style:family="text">
      <style:text-properties officeooo:rsid="04093303"/>
    </style:style>
    <style:style style:name="T746" style:family="text">
      <style:text-properties officeooo:rsid="040a08e1"/>
    </style:style>
    <style:style style:name="T747" style:family="text">
      <style:text-properties officeooo:rsid="040b3d9c"/>
    </style:style>
    <style:style style:name="T748" style:family="text">
      <style:text-properties officeooo:rsid="040ca351"/>
    </style:style>
    <style:style style:name="T749" style:family="text">
      <style:text-properties officeooo:rsid="040e2c80"/>
    </style:style>
    <style:style style:name="T750" style:family="text">
      <style:text-properties officeooo:rsid="040ff9bc"/>
    </style:style>
    <style:style style:name="T751" style:family="text">
      <style:text-properties officeooo:rsid="04100b6c"/>
    </style:style>
    <style:style style:name="T752" style:family="text">
      <style:text-properties officeooo:rsid="0410c2c8"/>
    </style:style>
    <style:style style:name="T753" style:family="text">
      <style:text-properties officeooo:rsid="04116507"/>
    </style:style>
    <style:style style:name="T754" style:family="text">
      <style:text-properties officeooo:rsid="04123ec8"/>
    </style:style>
    <style:style style:name="T755" style:family="text">
      <style:text-properties officeooo:rsid="0414e043"/>
    </style:style>
    <style:style style:name="T756" style:family="text">
      <style:text-properties officeooo:rsid="0414fcb0"/>
    </style:style>
    <style:style style:name="T757" style:family="text">
      <style:text-properties officeooo:rsid="0415f69f"/>
    </style:style>
    <style:style style:name="T758" style:family="text">
      <style:text-properties officeooo:rsid="0416c649"/>
    </style:style>
    <style:style style:name="T759" style:family="text">
      <style:text-properties officeooo:rsid="04189012"/>
    </style:style>
    <style:style style:name="T760" style:family="text">
      <style:text-properties officeooo:rsid="0418d5c1"/>
    </style:style>
    <style:style style:name="T761" style:family="text">
      <style:text-properties officeooo:rsid="041a606c"/>
    </style:style>
    <style:style style:name="T762" style:family="text">
      <style:text-properties officeooo:rsid="041a9d60"/>
    </style:style>
    <style:style style:name="T763" style:family="text">
      <style:text-properties officeooo:rsid="041c0d69"/>
    </style:style>
    <style:style style:name="T764" style:family="text">
      <style:text-properties officeooo:rsid="041c9c6f"/>
    </style:style>
    <style:style style:name="T765" style:family="text">
      <style:text-properties officeooo:rsid="041e5f56"/>
    </style:style>
    <style:style style:name="T766" style:family="text">
      <style:text-properties officeooo:rsid="0420525e"/>
    </style:style>
    <style:style style:name="T767" style:family="text">
      <style:text-properties officeooo:rsid="04227a3b"/>
    </style:style>
    <style:style style:name="T768" style:family="text">
      <style:text-properties officeooo:rsid="04235bf2"/>
    </style:style>
    <style:style style:name="T769" style:family="text">
      <style:text-properties officeooo:rsid="04255106"/>
    </style:style>
    <style:style style:name="T770" style:family="text">
      <style:text-properties officeooo:rsid="042815bd"/>
    </style:style>
    <style:style style:name="T771" style:family="text">
      <style:text-properties officeooo:rsid="042a277c"/>
    </style:style>
    <style:style style:name="T772" style:family="text">
      <style:text-properties officeooo:rsid="042b8855"/>
    </style:style>
    <style:style style:name="T773" style:family="text">
      <style:text-properties officeooo:rsid="042bb066"/>
    </style:style>
    <style:style style:name="T774" style:family="text">
      <style:text-properties officeooo:rsid="042d5a94"/>
    </style:style>
    <style:style style:name="T775" style:family="text">
      <style:text-properties officeooo:rsid="042e0c4f"/>
    </style:style>
    <style:style style:name="T776" style:family="text">
      <style:text-properties officeooo:rsid="042e9df5"/>
    </style:style>
    <style:style style:name="T777" style:family="text">
      <style:text-properties officeooo:rsid="042fc69a"/>
    </style:style>
    <style:style style:name="T778" style:family="text">
      <style:text-properties officeooo:rsid="04318010"/>
    </style:style>
    <style:style style:name="T779" style:family="text">
      <style:text-properties officeooo:rsid="0432e8f1"/>
    </style:style>
    <style:style style:name="T780" style:family="text">
      <style:text-properties officeooo:rsid="04373ba2"/>
    </style:style>
    <style:style style:name="T781" style:family="text">
      <style:text-properties officeooo:rsid="043aa917"/>
    </style:style>
    <style:style style:name="T782" style:family="text">
      <style:text-properties officeooo:rsid="043debf7"/>
    </style:style>
    <style:style style:name="T783" style:family="text">
      <style:text-properties officeooo:rsid="043ec569"/>
    </style:style>
    <style:style style:name="T784" style:family="text">
      <style:text-properties officeooo:rsid="0441428d"/>
    </style:style>
    <style:style style:name="T785" style:family="text">
      <style:text-properties officeooo:rsid="0444b898"/>
    </style:style>
    <style:style style:name="T786" style:family="text">
      <style:text-properties officeooo:rsid="0444f184"/>
    </style:style>
    <style:style style:name="T787" style:family="text">
      <style:text-properties officeooo:rsid="04464401"/>
    </style:style>
    <style:style style:name="T788" style:family="text">
      <style:text-properties officeooo:rsid="0447f0b7"/>
    </style:style>
    <style:style style:name="T789" style:family="text">
      <style:text-properties officeooo:rsid="044a6faf"/>
    </style:style>
    <style:style style:name="T790" style:family="text">
      <style:text-properties officeooo:rsid="044d64da"/>
    </style:style>
    <style:style style:name="T791" style:family="text">
      <style:text-properties officeooo:rsid="044eb42c"/>
    </style:style>
    <style:style style:name="T792" style:family="text">
      <style:text-properties officeooo:rsid="04517754"/>
    </style:style>
    <style:style style:name="T793" style:family="text">
      <style:text-properties officeooo:rsid="0453041c"/>
    </style:style>
    <style:style style:name="T794" style:family="text">
      <style:text-properties officeooo:rsid="045441df"/>
    </style:style>
    <style:style style:name="T795" style:family="text">
      <style:text-properties officeooo:rsid="0454c49c"/>
    </style:style>
    <style:style style:name="T796" style:family="text">
      <style:text-properties officeooo:rsid="04559d1b"/>
    </style:style>
    <style:style style:name="T797" style:family="text">
      <style:text-properties officeooo:rsid="0455f6ad"/>
    </style:style>
    <style:style style:name="T798" style:family="text">
      <style:text-properties officeooo:rsid="0457e8db"/>
    </style:style>
    <style:style style:name="T799" style:family="text">
      <style:text-properties officeooo:rsid="04595574"/>
    </style:style>
    <style:style style:name="T800" style:family="text">
      <style:text-properties officeooo:rsid="045abd76"/>
    </style:style>
    <style:style style:name="T801" style:family="text">
      <style:text-properties officeooo:rsid="045ad567"/>
    </style:style>
    <style:style style:name="T802" style:family="text">
      <style:text-properties officeooo:rsid="045ec00e"/>
    </style:style>
    <style:style style:name="T803" style:family="text">
      <style:text-properties officeooo:rsid="045fe1ef"/>
    </style:style>
    <style:style style:name="T804" style:family="text">
      <style:text-properties officeooo:rsid="045ff560"/>
    </style:style>
    <style:style style:name="T805" style:family="text">
      <style:text-properties officeooo:rsid="04619a54"/>
    </style:style>
    <style:style style:name="T806" style:family="text">
      <style:text-properties officeooo:rsid="04628439"/>
    </style:style>
    <style:style style:name="T807" style:family="text">
      <style:text-properties officeooo:rsid="04632130"/>
    </style:style>
    <style:style style:name="T808" style:family="text">
      <style:text-properties officeooo:rsid="04667f6a"/>
    </style:style>
    <style:style style:name="T809" style:family="text">
      <style:text-properties officeooo:rsid="0466a289"/>
    </style:style>
    <style:style style:name="T810" style:family="text">
      <style:text-properties officeooo:rsid="04692574"/>
    </style:style>
    <style:style style:name="T811" style:family="text">
      <style:text-properties officeooo:rsid="046c1701"/>
    </style:style>
    <style:style style:name="T812" style:family="text">
      <style:text-properties officeooo:rsid="04715d3b"/>
    </style:style>
    <style:style style:name="T813" style:family="text">
      <style:text-properties officeooo:rsid="0485598b"/>
    </style:style>
    <style:style style:name="T814" style:family="text">
      <style:text-properties officeooo:rsid="04863c1a"/>
    </style:style>
    <style:style style:name="T815" style:family="text">
      <style:text-properties officeooo:rsid="0489e69e"/>
    </style:style>
    <style:style style:name="T816" style:family="text">
      <style:text-properties officeooo:rsid="048ac7ce"/>
    </style:style>
    <style:style style:name="T817" style:family="text">
      <style:text-properties officeooo:rsid="048e0ebe"/>
    </style:style>
    <style:style style:name="T818" style:family="text">
      <style:text-properties officeooo:rsid="04930ad5"/>
    </style:style>
    <style:style style:name="T819" style:family="text">
      <style:text-properties officeooo:rsid="02e42d75"/>
    </style:style>
    <style:style style:name="T820" style:family="text">
      <style:text-properties officeooo:rsid="02e611ae"/>
    </style:style>
    <style:style style:name="T821" style:family="text">
      <style:text-properties officeooo:rsid="032d7a00"/>
    </style:style>
    <style:style style:name="T822" style:family="text">
      <style:text-properties officeooo:rsid="032db11e"/>
    </style:style>
    <style:style style:name="T823" style:family="text">
      <style:text-properties officeooo:rsid="032f13f9"/>
    </style:style>
    <style:style style:name="T824" style:family="text">
      <style:text-properties officeooo:rsid="04a04691"/>
    </style:style>
    <style:style style:name="T825" style:family="text">
      <style:text-properties officeooo:rsid="04a1edc3"/>
    </style:style>
    <style:style style:name="T826" style:family="text">
      <style:text-properties officeooo:rsid="04a398cd"/>
    </style:style>
    <style:style style:name="T827" style:family="text">
      <style:text-properties officeooo:rsid="04a50dbf"/>
    </style:style>
    <style:style style:name="T828" style:family="text">
      <style:text-properties officeooo:rsid="04a68235"/>
    </style:style>
    <style:style style:name="T829" style:family="text">
      <style:text-properties officeooo:rsid="04a6f61f"/>
    </style:style>
    <style:style style:name="T830" style:family="text">
      <style:text-properties style:font-name="Handwriting" fo:font-size="12pt" officeooo:rsid="012b3248" style:font-name-asian="SimSun" style:font-size-asian="12pt" style:font-name-complex="Arial" style:font-size-complex="12pt"/>
    </style:style>
    <style:style style:name="T831" style:family="text">
      <style:text-properties style:font-name="Handwriting" fo:font-size="12pt" officeooo:rsid="00d021fc" style:font-name-asian="SimSun" style:font-size-asian="12pt" style:font-name-complex="Arial" style:font-size-complex="12pt"/>
    </style:style>
    <style:style style:name="T832" style:family="text">
      <style:text-properties style:font-name="Handwriting" fo:font-size="12pt" officeooo:rsid="01c370bd" style:font-name-asian="SimSun" style:font-size-asian="12pt" style:font-name-complex="Arial" style:font-size-complex="12pt"/>
    </style:style>
    <style:style style:name="T833" style:family="text">
      <style:text-properties style:font-name="Handwriting" fo:font-size="12pt" officeooo:rsid="01c6efe1" style:font-name-asian="SimSun" style:font-size-asian="12pt" style:font-name-complex="Arial" style:font-size-complex="12pt"/>
    </style:style>
    <style:style style:name="T834" style:family="text">
      <style:text-properties style:font-name="Handwriting" fo:font-size="12pt" officeooo:rsid="01c8bea5" style:font-name-asian="SimSun" style:font-size-asian="12pt" style:font-name-complex="Arial" style:font-size-complex="12pt"/>
    </style:style>
    <style:style style:name="T835" style:family="text">
      <style:text-properties style:font-name="Handwriting" fo:font-size="12pt" officeooo:rsid="01df6fd4" style:font-name-asian="SimSun" style:font-size-asian="12pt" style:font-name-complex="Arial" style:font-size-complex="12pt"/>
    </style:style>
    <style:style style:name="T836" style:family="text">
      <style:text-properties style:font-name="Handwriting" fo:font-size="12pt" officeooo:rsid="01c969ad" style:font-name-asian="SimSun" style:font-size-asian="12pt" style:font-name-complex="Arial" style:font-size-complex="12pt"/>
    </style:style>
    <style:style style:name="T837" style:family="text">
      <style:text-properties style:font-name="Handwriting" fo:font-size="12pt" officeooo:rsid="01c9e15e" style:font-name-asian="SimSun" style:font-size-asian="12pt" style:font-name-complex="Arial" style:font-size-complex="12pt"/>
    </style:style>
    <style:style style:name="T838" style:family="text">
      <style:text-properties style:font-name="Handwriting" fo:font-size="12pt" officeooo:rsid="01caaf34" style:font-name-asian="SimSun" style:font-size-asian="12pt" style:font-name-complex="Arial" style:font-size-complex="12pt"/>
    </style:style>
    <style:style style:name="T839" style:family="text">
      <style:text-properties style:font-name="Handwriting" fo:font-size="12pt" officeooo:rsid="02db9f2a" style:font-name-asian="SimSun" style:font-size-asian="12pt" style:font-name-complex="Arial" style:font-size-complex="12pt"/>
    </style:style>
    <style:style style:name="T840" style:family="text">
      <style:text-properties style:font-name="Handwriting" fo:font-size="12pt" officeooo:rsid="01cc170f" style:font-name-asian="SimSun" style:font-size-asian="12pt" style:font-name-complex="Arial" style:font-size-complex="12pt"/>
    </style:style>
    <style:style style:name="T841" style:family="text">
      <style:text-properties style:font-name="Handwriting" fo:font-size="12pt" officeooo:rsid="01cd39b3" style:font-name-asian="SimSun" style:font-size-asian="12pt" style:font-name-complex="Arial" style:font-size-complex="12pt"/>
    </style:style>
    <style:style style:name="T842" style:family="text">
      <style:text-properties style:font-name="Handwriting" fo:font-size="12pt" officeooo:rsid="04af6cd1" style:font-name-asian="SimSun" style:font-size-asian="12pt" style:font-name-complex="Arial" style:font-size-complex="12pt"/>
    </style:style>
    <style:style style:name="T843" style:family="text">
      <style:text-properties style:font-name="Handwriting" fo:font-size="12pt" officeooo:rsid="01ceadeb" style:font-name-asian="SimSun" style:font-size-asian="12pt" style:font-name-complex="Arial" style:font-size-complex="12pt"/>
    </style:style>
    <style:style style:name="T844" style:family="text">
      <style:text-properties style:font-name="Handwriting" fo:font-size="12pt" officeooo:rsid="01d1ea88" style:font-name-asian="SimSun" style:font-size-asian="12pt" style:font-name-complex="Arial" style:font-size-complex="12pt"/>
    </style:style>
    <style:style style:name="T845" style:family="text">
      <style:text-properties style:font-name="Handwriting" fo:font-size="12pt" officeooo:rsid="050920f8" style:font-name-asian="SimSun" style:font-size-asian="12pt" style:font-name-complex="Arial" style:font-size-complex="12pt"/>
    </style:style>
    <style:style style:name="T846" style:family="text">
      <style:text-properties style:font-name="Handwriting" fo:font-size="12pt" officeooo:rsid="051138d0" style:font-name-asian="SimSun" style:font-size-asian="12pt" style:font-name-complex="Arial" style:font-size-complex="12pt"/>
    </style:style>
    <style:style style:name="T847" style:family="text">
      <style:text-properties style:font-name="Handwriting" fo:font-size="12pt" officeooo:rsid="051524a7" style:font-name-asian="SimSun" style:font-size-asian="12pt" style:font-name-complex="Arial" style:font-size-complex="12pt"/>
    </style:style>
    <style:style style:name="T848" style:family="text">
      <style:text-properties style:font-name="Handwriting" fo:font-size="12pt" officeooo:rsid="0517908d" style:font-name-asian="SimSun" style:font-size-asian="12pt" style:font-name-complex="Arial" style:font-size-complex="12pt"/>
    </style:style>
    <style:style style:name="T849" style:family="text">
      <style:text-properties style:font-name="Handwriting" fo:font-size="12pt" officeooo:rsid="05189cf1" style:font-name-asian="SimSun" style:font-size-asian="12pt" style:font-name-complex="Arial" style:font-size-complex="12pt"/>
    </style:style>
    <style:style style:name="T850" style:family="text">
      <style:text-properties style:font-name="Handwriting" fo:font-size="12pt" officeooo:rsid="0519ec95" style:font-name-asian="SimSun" style:font-size-asian="12pt" style:font-name-complex="Arial" style:font-size-complex="12pt"/>
    </style:style>
    <style:style style:name="T851" style:family="text">
      <style:text-properties style:font-name="Handwriting" fo:font-size="12pt" officeooo:rsid="051d3ecd" style:font-name-asian="SimSun" style:font-size-asian="12pt" style:font-name-complex="Arial" style:font-size-complex="12pt"/>
    </style:style>
    <style:style style:name="T852"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53"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54"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55"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56"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57"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58"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59"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60"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61"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62"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63" style:family="text">
      <style:text-properties style:font-name="Handwriting" fo:font-size="12pt" style:font-size-asian="12pt" style:font-size-complex="12pt"/>
    </style:style>
    <style:style style:name="T864" style:family="text">
      <style:text-properties style:font-name="Handwriting" fo:font-size="12pt" officeooo:rsid="050461c2" style:font-size-asian="12pt" style:font-size-complex="12pt"/>
    </style:style>
    <style:style style:name="T865" style:family="text">
      <style:text-properties style:font-name="Handwriting" fo:font-size="12pt" officeooo:rsid="05064c98" style:font-size-asian="12pt" style:font-size-complex="12pt"/>
    </style:style>
    <style:style style:name="T866" style:family="text">
      <style:text-properties style:font-name="Handwriting" fo:font-size="12pt" officeooo:rsid="0507428e" style:font-size-asian="12pt" style:font-size-complex="12pt"/>
    </style:style>
    <style:style style:name="T867" style:family="text">
      <style:text-properties style:font-name="Handwriting" fo:font-size="12pt" officeooo:rsid="050920f8" style:font-size-asian="12pt" style:font-size-complex="12pt"/>
    </style:style>
    <style:style style:name="T868" style:family="text">
      <style:text-properties style:font-name="Handwriting" fo:font-size="12pt" officeooo:rsid="0509fa52" style:font-size-asian="12pt" style:font-size-complex="12pt"/>
    </style:style>
    <style:style style:name="T869" style:family="text">
      <style:text-properties style:font-name="Handwriting" fo:font-size="12pt" officeooo:rsid="050ec579" style:font-size-asian="12pt" style:font-size-complex="12pt"/>
    </style:style>
    <style:style style:name="T870" style:family="text">
      <style:text-properties style:font-name="Handwriting" fo:font-size="12pt" officeooo:rsid="05103bb0" style:font-size-asian="12pt" style:font-size-complex="12pt"/>
    </style:style>
    <style:style style:name="T871" style:family="text">
      <style:text-properties style:font-name="Handwriting" fo:font-size="12pt" officeooo:rsid="04f3ce57" style:font-size-asian="12pt" style:font-size-complex="12pt"/>
    </style:style>
    <style:style style:name="T872" style:family="text">
      <style:text-properties style:font-name="Handwriting" fo:font-size="12pt" officeooo:rsid="051138d0" style:font-size-asian="12pt" style:font-size-complex="12pt"/>
    </style:style>
    <style:style style:name="T873" style:family="text">
      <style:text-properties style:font-name="Handwriting" fo:font-size="12pt" officeooo:rsid="04f56c2f" style:font-size-asian="12pt" style:font-size-complex="12pt"/>
    </style:style>
    <style:style style:name="T874" style:family="text">
      <style:text-properties style:font-name="Handwriting" fo:font-size="12pt" officeooo:rsid="04f70a99" style:font-size-asian="12pt" style:font-size-complex="12pt"/>
    </style:style>
    <style:style style:name="T875" style:family="text">
      <style:text-properties style:font-name="Handwriting" fo:font-size="12pt" officeooo:rsid="05132a94" style:font-size-asian="12pt" style:font-size-complex="12pt"/>
    </style:style>
    <style:style style:name="T876" style:family="text">
      <style:text-properties style:font-name="Handwriting" fo:font-size="12pt" officeooo:rsid="0517908d" style:font-size-asian="12pt" style:font-size-complex="12pt"/>
    </style:style>
    <style:style style:name="T877" style:family="text">
      <style:text-properties style:font-name="Handwriting" fo:font-size="12pt" officeooo:rsid="0517947a" style:font-size-asian="12pt" style:font-size-complex="12pt"/>
    </style:style>
    <style:style style:name="T878" style:family="text">
      <style:text-properties style:font-name="Handwriting" fo:font-size="12pt" officeooo:rsid="05189cf1" style:font-size-asian="12pt" style:font-size-complex="12pt"/>
    </style:style>
    <style:style style:name="T879" style:family="text">
      <style:text-properties style:font-name="Handwriting" fo:font-size="12pt" officeooo:rsid="051a703d" style:font-size-asian="12pt" style:font-size-complex="12pt"/>
    </style:style>
    <style:style style:name="T880" style:family="text">
      <style:text-properties style:font-name="Handwriting" fo:font-size="12pt" officeooo:rsid="051afd62" style:font-size-asian="12pt" style:font-size-complex="12pt"/>
    </style:style>
    <style:style style:name="T881" style:family="text">
      <style:text-properties style:font-name="Handwriting" fo:font-size="12pt" officeooo:rsid="051bba14" style:font-size-asian="12pt" style:font-size-complex="12pt"/>
    </style:style>
    <style:style style:name="T882" style:family="text">
      <style:text-properties style:font-name="Handwriting" fo:font-size="12pt" officeooo:rsid="051d3ecd" style:font-size-asian="12pt" style:font-size-complex="12pt"/>
    </style:style>
    <style:style style:name="T883" style:family="text">
      <style:text-properties officeooo:rsid="04c87518"/>
    </style:style>
    <style:style style:name="T884" style:family="text">
      <style:text-properties officeooo:rsid="04e593e9"/>
    </style:style>
    <style:style style:name="T885" style:family="text">
      <style:text-properties officeooo:rsid="04e7a78d"/>
    </style:style>
    <style:style style:name="T886" style:family="text">
      <style:text-properties officeooo:rsid="04eabad5"/>
    </style:style>
    <style:style style:name="T887" style:family="text">
      <style:text-properties officeooo:rsid="04efef48"/>
    </style:style>
    <style:style style:name="T888" style:family="text">
      <style:text-properties officeooo:rsid="04f19fec"/>
    </style:style>
    <style:style style:name="T889" style:family="text">
      <style:text-properties officeooo:rsid="04fb4fbc"/>
    </style:style>
    <style:style style:name="T890" style:family="text">
      <style:text-properties officeooo:rsid="04fcc2e5"/>
    </style:style>
    <style:style style:name="T891" style:family="text">
      <style:text-properties officeooo:rsid="04fda962"/>
    </style:style>
    <style:style style:name="T892" style:family="text">
      <style:text-properties officeooo:rsid="051138d0"/>
    </style:style>
    <style:style style:name="T893" style:family="text">
      <style:text-properties officeooo:rsid="051d3e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1">th</text:span><text:span text:style-name="T217"> millennium </text:span><text:span text:style-name="T218">(~7878 YH)</text:span><text:span text:style-name="T217">, when global obliquity peaks. In the centuries leading up to this time and the centuries within the 47</text:span><text:span text:style-name="T641">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4"/>
      <text:p text:style-name="P54">A new Alagidi is trained and chosen, and So Kahn eventually passes, his mask placed alongside the other Akobi in Isinku.</text:p>
      <text:p text:style-name="P55"/>
      <text:p text:style-name="P72">The Rhun</text:p>
      <text:p text:style-name="P80"><text:span text:style-name="T830">54,</text:span><text:span text:style-name="T831">878 </text:span><text:span text:style-name="T830">BBT|1 </text:span><text:span text:style-name="T832">YH—</text:span><text:span text:style-name="T833">The Waith Rhun were in shock. Rhunendor was utterly deformed—the center of the continent was pushed down into a crater </text:span><text:span text:style-name="T834">with sharply rising walls</text:span><text:span text:style-name="T833">, the crust of the world shattering into a new mountain range, </text:span><text:span text:style-name="T835">the Rambel</text:span><text:span text:style-name="T833">. </text:span><text:span text:style-name="T834">Lava spewed from the destruction, </text:span><text:span text:style-name="T836">but the dust was pulled with the magic of the Usada toward the earth. The massive amount of rock and dust filled the crater and buried the remains of the Conduit. </text:span><text:span text:style-name="T837">The magical energy of the Usada was captured in the crust of the world, expanding in a web-like network from the location of the Conduit</text:span><text:span text:style-name="T836">, now completely crystallized </text:span><text:span text:style-name="T837">along with Rinadure within it</text:span><text:span text:style-name="T836">. </text:span><text:span text:style-name="T838">Their farms were destroyed. The city was </text:span><text:soft-page-break/><text:span text:style-name="T838">overfilled with those waith that were formerly villagers nearby. Those that did not seek refuge in Rin</text:span><text:span text:style-name="T839">a</text:span><text:span text:style-name="T838">dure were killed in the destruction. </text:span><text:span text:style-name="T840">When the gates of the Conduit finally opened, the waith saw only the golden sand under a sky filled with new stars and galaxies. It was a beautiful and tragic day. </text:span><text:span text:style-name="T841">The Usada, the retribution of </text:span><text:span text:style-name="T842">Certus</text:span><text:span text:style-name="T841">, was over. The traitorous Waith Akh were defeated. Possibly wiped from the world. The Waith Rhun could only hope that the legacy of the waith, the astar that Guire created, were yet surviving. </text:span><text:span text:style-name="T843">The Gwenyn did not know the full extent of the destruction, and they sought the answer with Selor, </text:span><text:span text:style-name="T844">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6"/>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1">In a short time, though, the waith realized they could not support everyone within the confines of the city. </text:span><text:span text:style-name="T3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2">They left en-mass through the desert they then called Elerume, </text:span><text:span text:style-name="T303">and after only </text:span><text:span text:style-name="T160">two</text:span><text:span text:style-name="T303"> decades Rinadure was left abandoned—except for the Gwenyn </text:span><text:span text:style-name="T305">and a few of their followers</text:span><text:span text:style-name="T303">. Although many of the groups begged their beloved heroes to join them in abandoning Rinadure, the Gwenyn were too enthralled—enchanted, even—by Sana speaking through Selor. </text:span><text:span text:style-name="T304">The Gwenyn were powerful and skilled beyond many of the others around them, but they were still young, barely 100 years old, </text:span><text:span text:style-name="T306">and naive. </text:span><text:span text:style-name="T307">As Rinadure emptied, they stayed with their few followers like monks in an ancient monastery.</text:span></text:p>
      <text:p text:style-name="P16"><text:tab/><text:span text:style-name="T307">The Gwenyn taught their followers the basics of the magic used to entrap the Usada, a form they called Corilyan Shaping. Their teachings covered the flow of </text:span><text:span text:style-name="T161">magical</text:span><text:span text:style-name="T307"> energy and its covenant with life as described by Mallorn in his tablets, the </text:span><text:span text:style-name="T8">resonances</text:span><text:span text:style-name="T307"> </text:span><text:span text:style-name="T161">imprinted in Corilya of</text:span><text:span text:style-name="T307"> all things in Tyeluum, and the intersection of these magics. </text:span><text:span text:style-name="T308">As the next centuries pass, though, Hundië and Insúlo become further enraptured by the voice of Sana, and they begin to hold their secrets of magic more jealously from their followers, who are called the Istamb.</text:span></text:p>
      <text:p text:style-name="P16"><text:tab/><text:span text:style-name="T308">With their masters spiraling into the state of paranoia and distrust that many of the Istamb remembered in Raededir, </text:span><text:span text:style-name="T310">many leave Rinadure entirely, traveling as lone vagrants or joining the new Waith Rhun societies.</text:span></text:p>
      <text:p text:style-name="P16"/>
      <text:p text:style-name="P17"><text:soft-page-break/><text:tab/>The first of these societies to be born <text:span text:style-name="T311">was the </text:span><text:span text:style-name="T164">town</text:span><text:span text:style-name="T311"> of </text:span><text:span text:style-name="T312">Cevast in the mountain range south of the new Rambel crater rim, </text:span><text:span text:style-name="T313">called the Harol mountains</text:span><text:span text:style-name="T312">. </text:span><text:span text:style-name="T162">One of the Ariel of Rinadure, Hithu, led the largest group of waith from Rinadure </text:span><text:span text:style-name="T165">there</text:span><text:span text:style-name="T162">. </text:span><text:span text:style-name="T314">The northern edge of the Harol mountains look</text:span><text:span text:style-name="T165">ed</text:span><text:span text:style-name="T314"> over the massive lake, Orsanen, and </text:span><text:span text:style-name="T165">t</text:span><text:span text:style-name="T314">he slopes </text:span><text:span text:style-name="T165">were</text:span><text:span text:style-name="T314">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7"/>
      <text:p text:style-name="P63"><text:span text:style-name="T224">54,4</text:span><text:span text:style-name="T172">81-</text:span><text:span text:style-name="T173">47,481</text:span><text:span text:style-name="T224"> BBT|398-</text:span><text:span text:style-name="T318">7398</text:span><text:span text:style-name="T224"> YH—</text:span><text:span text:style-name="T315">The magic of the Ariel failed. </text:span><text:span text:style-name="T3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7">This marks the beginning of the end of the ancient waith.</text:span></text:p>
      <text:p text:style-name="P63"><text:tab/><text:span text:style-name="T319">At the time of Apythia’s ritual, the new Waith Rhun towns were still young and growing. Ariel inexperienced in governing mixed with those mages that ruled small towns before the end of the Usada. </text:span><text:span text:style-name="T320">With the collapse of untranslated magic, the Ariel now had no right to rule, no claim to the throne. Nobody did. The magocracy of the waith fell into ashes, </text:span><text:span text:style-name="T3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2">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3">Paswaren in the fertile plains south of the Vitol, </text:span><text:span text:style-name="T324">and Cafuin nestled in the eastern Vitol forests, north of Paswaren.</text:span></text:p>
      <text:p text:style-name="P63"><text:tab/><text:span text:style-name="T3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63"><text:tab/><text:span text:style-name="T325">After the collapse of magic and the disappearance of the Ariel of Paswaren, a group of temple priests five atta strong took charge of the city and the nearby villages.</text:span></text:p>
      <text:p text:style-name="P63"><text:tab/><text:span text:style-name="T325">To the north, the </text:span><text:span text:style-name="T3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63"/>
      <text:p text:style-name="P63"><text:tab/><text:span text:style-name="T326">These three cities knew of each other, connected by many messengers sent out by Simea in the first days of her rule, though few of her envoys actually made it to their destinations. </text:span><text:span text:style-name="T327">They engaged in distant trade at first, though as the other towns and villages along the paths fell into disarray, the trade grew difficult. Bandit lords grew strong, and social unrest grew in Cafuin as food from Paswaren dwindled.</text:span></text:p>
      <text:p text:style-name="P63"/>
      <text:p text:style-name="P58"><text:tab/><text:span text:style-name="T3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8">Waith </text:span>Rhun, <text:span text:style-name="T328">and the recording of their history</text:span>. Among the Coave was that of Strength, headed by Sarniell; that of Stone, headed by Mirel; that Wind, headed by Lend; and that of the Trees, headed by Orthenon. <text:span text:style-name="T328">The themes of the Coave were mainly ceremonial, and within each were many low-relief carvings covering the walls and stone tablets bearing written testimony of the people and priests of Cevast.</text:span></text:p>
      <text:p text:style-name="P58"/>
      <text:p text:style-name="P58"><text:tab/><text:span text:style-name="T329">These three small kingdoms grew </text:span><text:span text:style-name="T330">slowly </text:span><text:span text:style-name="T329">larger over the following four millennia, </text:span><text:span text:style-name="T3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1">Hovolo was driven by the famines brought by the wildly changing seasons and climate, which were also hitting the other cities.</text:span></text:p>
      <text:p text:style-name="P58"><text:tab/><text:span text:style-name="T331">With Paswaren dissolving after the raids of Hovolo, it was not long that Cafuin followed. The populous starved and rioted against Lirinis, executing her on the palace steps. </text:span><text:span text:style-name="T332">With that act, Cafuin and Paswaren blinked out from the lights of history.</text:span></text:p>
      <text:p text:style-name="P58"><text:soft-page-break/></text:p>
      <text:p text:style-name="P58"><text:tab/><text:span text:style-name="T333">Cevast was separated from the other two kingdoms, and it held on for several centuries more before flooding of lake Orsanen </text:span><text:span text:style-name="T334">drove raids into the city on the mountain slopes. </text:span><text:span text:style-name="T335">The raids pressured the city and starved its people, though the city continued even after these raiders fled. The fall of Cevast was slow but inevitable. </text:span><text:span text:style-name="T588">The city</text:span><text:span text:style-name="T335"> eventually fad</text:span><text:span text:style-name="T588">ed</text:span><text:span text:style-name="T335"> away and le</text:span><text:span text:style-name="T588">ft</text:span><text:span text:style-name="T335"> the Coaves abandoned, </text:span><text:span text:style-name="T588">occasionally used by roving bands as temporary shelter</text:span><text:span text:style-name="T335">.</text:span></text:p>
      <text:p text:style-name="P58"/>
      <text:p text:style-name="P58"><text:tab/><text:span text:style-name="T336">After this time, Rhunendor was inhabited by small, migratory settlements or tribes and nomadic bands of hunter gatherers. </text:span><text:span text:style-name="T337">The waith were perfect for this lifestyle—their mild shapechanging abilities allowed their bodies and guts to adapt to many types of foods and environments. </text:span><text:span text:style-name="T338">The waith’s short history of cities came to a silent close.</text:span></text:p>
      <text:p text:style-name="P58"/>
      <text:p text:style-name="P58"><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63"><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81"><text:span text:style-name="T852"><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53">and the ring Risilus, and he left Rinadure to walk into the desert to die. </text:span><text:span text:style-name="T854">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55">was tethered to the ring Risilus.</text:span></text:p>
      <text:p text:style-name="P71"><text:soft-page-break/><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57"/>
      <text:p text:style-name="P18"/>
      <text:p text:style-name="P82">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82">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82">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74">The Vanhar</text:p>
      <text:p text:style-name="P11"><text:soft-page-break/><text:span text:style-name="T856">54,4</text:span><text:span text:style-name="T857">81- </text:span><text:span text:style-name="T137">48,010</text:span><text:span text:style-name="T857"> </text:span><text:span text:style-name="T136">BBT|</text:span><text:span text:style-name="T137">398-6869 YH</text:span><text:span text:style-name="T856">—</text:span><text:span text:style-name="T858">Much like the waith of Rhunendor, the loss of magic devastated the society of the Vanhar. </text:span><text:span text:style-name="T859">Their rulers were deposed and their cities fell into chaos—the Vanhar, like many of the Rhun at the end of their civilization, believed their gods to be dead. </text:span><text:span text:style-name="T860">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857"> </text:span><text:span text:style-name="T136">BBT|</text:span><text:span text:style-name="T137">6869 YH</text:span><text:span text:style-name="T856">—</text:span><text:span text:style-name="T861">After several millennia of harsh rule and the disintegration of their old society, the Vanhar cities in the Morinuin had calmed. This steady state </text:span><text:span text:style-name="T862">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73">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5">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6">settlement</text:span><text:span text:style-name="T409"> of Anatelea. </text:span><text:span text:style-name="T410">Where the astar settled, the spirits of the world around them awakened.</text:span><text:span text:style-name="T409">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57">Ten million astar awoke on Nomenes. Within the following centuries, those astar would spread from Tellin to the east and west, with their culture spreading over </text:span><text:span text:style-name="T158">10</text:span><text:span text:style-name="T257">00 kilometers from the coast to the steppes beyond the mouth of the Rhu Bel. </text:span><text:span text:style-name="T259">From northeast to southwest the astar spread over 1500 kilometers along the Weswesum mountain range.</text:span><text:span text:style-name="T257"> </text:span><text:span text:style-name="T258">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3">Numbering less than twenty,</text:span><text:span text:style-name="T416"> </text:span><text:span text:style-name="T188">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22"/>
      <text:p text:style-name="P22"><text:span text:style-name="T421">54,7</text:span><text:span text:style-name="T189">08</text:span><text:span text:style-name="T421">-54,</text:span><text:span text:style-name="T189">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3">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1">54,</text:span><text:span text:style-name="T189">498</text:span><text:span text:style-name="T428">-54,4</text:span><text:span text:style-name="T189">81</text:span> BBT|<text:span text:style-name="T10">381-398</text:span> Y<text:span text:style-name="T422">H</text:span>—<text:span text:style-name="T159">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7"/>
      <text:p text:style-name="P28"><text:soft-page-break/><text:span text:style-name="T430">54,8</text:span><text:span text:style-name="T175">38-</text:span><text:span text:style-name="T172">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90">L</text:span><text:span text:style-name="T434">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3"> </text:span><text:span text:style-name="T435">plead to </text:span><text:span text:style-name="T191">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5">e saw the pain that </text:span><text:span text:style-name="T25">magic was</text:span><text:span text:style-name="T435">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4">54,4</text:span><text:span text:style-name="T172">81</text:span><text:span text:style-name="T224">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30"><text:span text:style-name="T430"><text:tab/></text:span><text:span text:style-name="T437">As they sneaked quietly </text:span><text:span text:style-name="T193">away from the</text:span><text:span text:style-name="T437"> sight of the warriors, </text:span><text:span text:style-name="T194">Apythia and Faranwe</text:span><text:span text:style-name="T430"> explained their journey to the young astar, telling Toran of their desire to limit the astar’s access to magic to protect everyone from repeating the history of the waith. Faranwe </text:span><text:span text:style-name="T195">told</text:span><text:span text:style-name="T430"> Toran </text:span><text:span text:style-name="T438">of </text:span><text:span text:style-name="T430">the fall of the waith, what he and Apythia feared would happen again.</text:span></text:p>
      <text:p text:style-name="P30"><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30"><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text:span><text:soft-page-break/><text:span text:style-name="T444">ritual she 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0"><text:tab/>Apythia took Taregil from her cloak and planted it at the center of the freshly carved ritual circle. The light burst forth over Anatelea like the sun, and the ritual beg</text:span><text:span text:style-name="T196">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6">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text:span><text:soft-page-break/><text:span text:style-name="T448">glanced at Ruiwen, fighting beside her, and called to the other warriors: “Hold the beast off! I sense treachery </text:span><text:span text:style-name="T449">within the city. Come, Ruiwen.”</text:span></text:p>
      <text:p text:style-name="P32"><text:span text:style-name="T449"><text:tab/>Toran watched his father </text:span><text:span text:style-name="T453">in dismay, but steadfastly stood outside the now-glowing ritual circle. It was not long before he spun to the approach of two new figures. The </text:span><text:span text:style-name="T197">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8">her spear</text:span><text:span text:style-name="T457"> and ran at Faranwe. </text:span><text:span text:style-name="T458">Toran leaped in front of her, deflecting her spear with his. </text:span><text:span text:style-name="T198">Mear</text:span><text:span text:style-name="T457"> looked to his </text:span><text:span text:style-name="T198">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57"> dodged and jumped, but the daughter of Nixia was quick. As she was about to strike </text:span><text:span text:style-name="T198">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6"><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9">5</text:span><text:span text:style-name="T474">00 were connected to Toran in his network.</text:span></text:p>
      <text:p text:style-name="P37"><text:tab/></text:p>
      <text:p text:style-name="P34"><text:span text:style-name="T473"><text:tab/></text:span><text:span text:style-name="T223">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4"/>
      <text:p text:style-name="P38"><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8"><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8"><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8"><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8"><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95"/>
      <text:p text:style-name="P96"><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96"/>
      <text:p text:style-name="P97"><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02"><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59"><text:tab/><text:span text:style-name="T256">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2">s</text:span><text:span text:style-name="T634">evakat</text:span><text:span text:style-name="T201">h”, “</text:span><text:span text:style-name="T200">together </text:span><text:span text:style-name="T634">with </text:span><text:span text:style-name="T635">the </text:span><text:span text:style-name="T200">gods”.</text:span></text:p>
      <text:p text:style-name="P61"/>
      <text:p text:style-name="P62"><text:span text:style-name="T224">54,4</text:span><text:span text:style-name="T138">79-</text:span><text:span text:style-name="T140">53,281</text:span><text:span text:style-name="T224"> BBT|</text:span><text:span text:style-name="T139">400-</text:span><text:span text:style-name="T140">1,598</text:span><text:span text:style-name="T224"> YH— </text:span><text:span text:style-name="T225">The newfound magic of the astar, learned only a few generations before from the Waith, is forever constricted. The few vraji of Tellin fall from influence as their rituals lose effect, and the shaman spiritualists once again become </text:span><text:soft-page-break/><text:span text:style-name="T225">the foremost individual in astar villages and cities. </text:span><text:span text:style-name="T226">The magic and sorcery of the waith slowly begins to fall from the memories of the living into story and myth. </text:span><text:span text:style-name="T225">The tension between the spiritual and material worlds of the astar fades away.</text:span></text:p>
      <text:p text:style-name="P39"><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9"><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7">It is not for over a decade that the connections held by the astar in the network are discovered. </text:span><text:span text:style-name="T237">The youngest daughter of Tirwen, Ahsera,</text:span><text:span text:style-name="T227"> was brought in as a new </text:span><text:span text:style-name="T233">servant</text:span><text:span text:style-name="T227"> for the family as Apythia and Eliadis slowly returned to their duties as shamans of Anatelea. The young girl was a part of the network, though her mind was strong and naturally controlled the flow of thoughts and emotions from the others. </text:span><text:span text:style-name="T237">U</text:span><text:span text:style-name="T227">ntil her meeting with Toran, her connection was unnoticed. As she tended to Toran, </text:span><text:span text:style-name="T233">h</text:span><text:span text:style-name="T231">e</text:span><text:span text:style-name="T227"> immediately connected with </text:span><text:span text:style-name="T237">Ahsera</text:span><text:span text:style-name="T227">, </text:span><text:span text:style-name="T231">and</text:span><text:span text:style-name="T227"> </text:span><text:span text:style-name="T231">s</text:span><text:span text:style-name="T227">he lowered her guard enough to hear his thoughts and understand his discrete emotions in the noise of the bond. The girl immediately spoke of this feeling to Apythia and Eliadis. The two prominent shamans commune with the spirit of the people, </text:span><text:span text:style-name="T228">asking the spirit of </text:span><text:span text:style-name="T227">their faceless ancestors of generations long passed </text:span><text:span text:style-name="T228">of the connection between Toran and the others of his family. It is through these discrete communes that Apythia and Eliadis together realize that the voices driving Toran and the others insane were not the product of meddling spirits but </text:span><text:span text:style-name="T230">were </text:span><text:span text:style-name="T228">instead born from a powerful connection with the spirit of the people. They </text:span><text:span text:style-name="T230">were </text:span><text:span text:style-name="T228">closer to the all-encompassing spirit of the astar, allowing them to hear the minds of the others and feel the emotions flowing through them. They are bridges between the mortal world of the astar and the spiritual world. </text:span><text:span text:style-name="T229">The two inga-shamans give these astar a title, the kosm, </text:span><text:span text:style-name="T631">from the roots “kaca-” and “sam”, meaning, “bind” and “together”. </text:span><text:span text:style-name="T229">“Those who bring together.”</text:span></text:p>
      <text:p text:style-name="P5"><text:tab/><text:span text:style-name="T233">As the</text:span><text:span text:style-name="T229"> belief </text:span><text:span text:style-name="T233">spreads </text:span><text:span text:style-name="T229">that the kosm represented a bond not just between the maddened astar but also the spirit of the astar, </text:span><text:span text:style-name="T233">they quickly rise to spiritual importance. </text:span><text:soft-page-break/><text:span text:style-name="T233">Apythia in her ancient years</text:span><text:span text:style-name="T229"> </text:span><text:span text:style-name="T232">wished to open the spiritual senses </text:span><text:span text:style-name="T235">w</text:span><text:span text:style-name="T232">ithin the kosm </text:span><text:span text:style-name="T233">and</text:span><text:span text:style-name="T232"> teach them the ways of the astar shamans </text:span><text:span text:style-name="T234">so that they may control their bond</text:span><text:span text:style-name="T232">. </text:span><text:span text:style-name="T235">In the belief of </text:span><text:span text:style-name="T246">astar</text:span><text:span text:style-name="T235">, however, only the females within the kosm could learn the shamanistic ways due to astar tradition. She took first Ahsera into training. </text:span><text:span text:style-name="T236">Apythia quickly found the young Ahsera to be a prodigy of the spiritual senses, and the girl proved extraordinary in her talent of reading the portents of the spirits. </text:span><text:span text:style-name="T238">It seemed as if she held wisdom beyond her years and could call upon experiences and skills of other people—Apythia knew this to be another sign of </text:span><text:span text:style-name="T239">Ahsera’s</text:span><text:span text:style-name="T238"> connection to the spirits. </text:span><text:span text:style-name="T24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6">Many of the males within the kosm took positions auxiliary to the shamans in the temples. Though they were forbidden to learn the ways of the shaman, their roles as advisors in the temples grew.</text:span><text:span text:style-name="T240"> </text:span><text:span text:style-name="T241">Toran took to Ahsera’s side, and Ahsera could sense that Toran was the center of their network. She secretly began to train him in the spiritualist rituals, knowing that if the act was known </text:span><text:span text:style-name="T247">both he and </text:span><text:span text:style-name="T242">she </text:span><text:span text:style-name="T241">would be killed.</text:span></text:p>
      <text:p text:style-name="P6"><text:tab/><text:span text:style-name="T242">Both Ahsera’s and Toran’s apostleship continued over the following centuries. In this time, Ahsera’s mother, Tirwen, died peacefully and passed the name of Nixia to Ahsera, her eldest surviving daughter. Ahsera-Nixia, often shortened to Seranixia, </text:span><text:span text:style-name="T243">became a prominent figure in the temple at Anatelea. </text:span><text:span text:style-name="T244">Ahsera and Toran sired multiple children </text:span><text:span text:style-name="T254">starting in 520 YH</text:span><text:span text:style-name="T244"> and found that each inherited the soul-bond of their parents. </text:span><text:span text:style-name="T243">It was the day of Apythia’s death and Ahsera’s ascension to full shaman-hood that brought her fears to life. As Ahsera sat with Apythia on the elder’s death bed, </text:span><text:span text:style-name="T244">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8">Her partner Toran was already there, tied to the dais hooks with thick leather bands. </text:span><text:span text:style-name="T244">Everyone knew what must be done—a shaman who shared the secrets of the spirits with a male must be killed. </text:span><text:span text:style-name="T260">This was the price for breaking the ancient traditions of the astar;</text:span><text:span text:style-name="T244"> </text:span><text:span text:style-name="T261">i</text:span><text:span text:style-name="T244">t was the belief they followed. He saw that Apythia had been carried to the scene as well by her attendants. Apythia tried to plead with Eliadis, but the powerful shaman turned her away. Ahsera called out in defiance, “I will not be killed! I am </text:span><text:span text:style-name="T245">kosm, </text:span><text:span text:style-name="T248">Seranixia,</text:span><text:span text:style-name="T245"> chosen by </text:span><text:soft-page-break/><text:span text:style-name="T245">the spirit of our ancestors! Kill me, and you will know retribution. </text:span><text:span text:style-name="T248">The balance will only be restored through a toll of blood!</text:span><text:span text:style-name="T245">”</text:span></text:p>
      <text:p text:style-name="P6"><text:tab/><text:span text:style-name="T24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9">The debt must be paid! The balance must be restored!</text:span>”</text:p>
      <text:p text:style-name="P5"><text:tab/><text:span text:style-name="T24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0">The bond of Taregil held them firmly to their bodies, though their biological life had stopped.</text:span></text:p>
      <text:p text:style-name="P7"><text:tab/><text:span text:style-name="T251">Apythia saw this as the epitome of spiritual connection </text:span><text:span text:style-name="T25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3">In the immediately following years, Seranixia and Toran </text:span><text:span text:style-name="T255">took</text:span><text:span text:style-name="T25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4">who required the blood of astar to continue in undeath.</text:span></text:p>
      <text:p text:style-name="P9"><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ext:span><text:soft-page-break/><text:span text:style-name="T355">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9"><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64"><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69"><text:tab/></text:p>
      <text:p text:style-name="P65"><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65"><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70"/>
      <text:p text:style-name="P40"><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105"/>
      <text:p text:style-name="P156"><text:span text:style-name="T47">54,392 BBT|487 YH—</text:span><text:span text:style-name="T48">Tirwen dies of age.</text:span></text:p>
      <text:p text:style-name="P106"/>
      <text:p text:style-name="P157"><text:span text:style-name="T49">5</text:span><text:span text:style-name="T46">4,359 BBT|520 YH—</text:span><text:span text:style-name="T50">Seranixia births her eldest daughter, Dhortrutya.</text:span></text:p>
      <text:p text:style-name="P61"/>
      <text:p text:style-name="P164"><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61"/>
      <text:p text:style-name="P105">54,227 BBT|652 YH—<text:span text:style-name="T223">Faranwe dies and is entombed by the Esthela?</text:span></text:p>
      <text:p text:style-name="P61"/>
      <text:p text:style-name="P158"><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61"/>
      <text:p text:style-name="P158"><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07"/>
      <text:p text:style-name="P158"><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23"/>
      <text:p text:style-name="P123">53,679 BBT|1200 YH—<text:span text:style-name="T262">Ahzuses-Mear comes to power, becoming the first of the living-kosm priest-kings of Anatelea.</text:span></text:p>
      <text:p text:style-name="P123"/>
      <text:p text:style-name="P123">53,414 BBT|1465 YH—<text:span text:style-name="T274">The </text:span><text:span text:style-name="T275">granddaughter of Grendiom-Mear, Qures, is born.</text:span></text:p>
      <text:p text:style-name="P123"/>
      <text:p text:style-name="P124">53,169 BBT|1710 YH—<text:span text:style-name="T262">Ahzuses-Mear is sacrificed and passes the </text:span><text:span text:style-name="T665">priesthood</text:span><text:span text:style-name="T262"> of Anatelea to his </text:span><text:span text:style-name="T665">advisor and relative</text:span><text:span text:style-name="T262">, Grendiom-Mear. </text:span><text:span text:style-name="T263">Grendiom-Mear is powerful and ambitious, and he launches an attack on the nearby growing </text:span><text:span text:style-name="T664">settlement</text:span><text:span text:style-name="T263"> of </text:span><text:span text:style-name="T264">Selostanum (“High Place”). </text:span><text:soft-page-break/><text:span text:style-name="T264">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24"/>
      <text:p text:style-name="P125">53,119 BBT|1760 YH—<text:span text:style-name="T2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6">The line of Ceris brought too the spirits of the astar, their belief, which helped protect them from the evil spirits known to live in the red north. </text:span><text:span text:style-name="T267">The flight of Moda-Ceris and the people of Selostanum is passed into the legends and stories of these people who bring the new Tellinese culture to the northern ranges. </text:span><text:span text:style-name="T270">They founded the village of Sokstanum, the first in the mountains north of Tellin. </text:span><text:span text:style-name="T268">These people eventually become known </text:span><text:span text:style-name="T269">as </text:span><text:span text:style-name="T271">the </text:span><text:span text:style-name="T269">Ruksal, </text:span><text:span text:style-name="T272">and their frequent contact with the Tellin</text:span><text:span text:style-name="T883">s</text:span><text:span text:style-name="T272">ese makes their cultural identity similar, though they are a different ethnic group</text:span><text:span text:style-name="T269">.</text:span></text:p>
      <text:p text:style-name="P124"/>
      <text:p text:style-name="P126">52,769 BBT|2110 YH—<text:span text:style-name="T263">Grendiom-Mear, at the ancient age of 910, is ritually sacrificed. </text:span><text:span text:style-name="T273">His rule of Anatelea and his warlike nature made him greatly feared and hated by surrounding towns and villages, </text:span><text:span text:style-name="T274">and he passes this reputation to his granddaughter Q</text:span>ure<text:span text:style-name="T275">s</text:span>-<text:span text:style-name="T274">Nixia.</text:span></text:p>
      <text:p text:style-name="P126"/>
      <text:p text:style-name="P127">52,669 BBT|2210 YH—<text:span text:style-name="T2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6">Zuwra-</text:span><text:span text:style-name="T275">Esarend, </text:span><text:span text:style-name="T277">jumped at the opportunity. Nemora had been growing in power over her short reign in the temple and she was much revered and loved. She led her warriors forth and struck first </text:span><text:span text:style-name="T281">to the west. She pillaged many villages and captured warriors for sacrifice and to inflate her army. Her short conquest brought her enough power to move </text:span><text:span text:style-name="T277">eastward </text:span><text:span text:style-name="T281">to challenge </text:span><text:span text:style-name="T277">Anatelea. Her warriors raided the city and pillaged its temples, </text:span><text:span text:style-name="T279">and Zuwra-Esarend took her most trusted and powerful warriors, many of whom where kosm of her line </text:span><text:span text:style-name="T282">and kosm of the lines that joined her force</text:span><text:span text:style-name="T279">, to the great temple at the center of the city. They were met with the great clan of Mear and Nixia, hundreds of </text:span><text:span text:style-name="T636">warriors and </text:span><text:span text:style-name="T279">kosm defending the dais. </text:span><text:span text:style-name="T280">At the height of the temple stood </text:span><text:span text:style-name="T278">the oldest and most powerful of the kosm: Toran and Seranixia themselves. </text:span><text:span text:style-name="T279">The ancient and undead kosm looked very much the same as they did almost two thousand years before, though they were much grander in dress and riches. </text:span><text:span text:style-name="T280">In </text:span><text:soft-page-break/><text:span text:style-name="T280">Toran’s hand was the shining star of Taregil, </text:span><text:span text:style-name="T2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3">As he grasped the artifact, he felt his soul pulse and twist—he could glimpse the past version of his soul, one unfettered and untwisted. He knew, though, if he were to grasp that past, it would shatter his bond with the kosm, and he would die.</text:span></text:p>
      <text:p text:style-name="P127"><text:tab/><text:span text:style-name="T283">The battle was vic</text:span><text:span text:style-name="T645">i</text:span><text:span text:style-name="T2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4">Hundreds were killed in the fight, and it was soon evident that the force of Zuwra-Esarend would be victorious. She had united the kosm lines of many that had hated Grendiom-Mear and brought their combined force to this temple. </text:span><text:span text:style-name="T289">Grendiom himself fell, as did Ahzuses. All the leaders of their line except the aging Qures-Nixia </text:span><text:span text:style-name="T636">and the venerable Seranixia</text:span><text:span text:style-name="T289">. </text:span><text:span text:style-name="T284">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5">All the kosm felt the shift in their bond—Toran was no longer the eye of the network: the </text:span><text:span text:style-name="T287">power</text:span><text:span text:style-name="T285"> had shifted to someone else. </text:span><text:span text:style-name="T2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8">As the sun began to set, Zuwra proved correct. Toran </text:span><text:span text:style-name="T289">had ushered the surviving members of his line into the temple depths, where they could escape through the subterranean caverns. As they fled, he </text:span><text:span text:style-name="T2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9"> He </text:span><text:span text:style-name="T288">destroyed the bridge leading to the temple, but afterward sunk to his knees. His power was waning. </text:span><text:span text:style-name="T289">He held Taregil in his hands, pondering what should be done with the gem. None of the offenders knew how to use it—none were trained in magic at al</text:span><text:span text:style-name="T290">l. <text:s/></text:span><text:span text:style-name="T291">They might fear his power and try to destroy it, or they could hide it away. </text:span><text:span text:style-name="T292">Either was fine with him. Toran clutched the star to his chest as he died.</text:span></text:p>
      <text:p text:style-name="P127"><text:tab/><text:span text:style-name="T286">The battle came to close as the few surviving kosm of the line of Mear and Nixia fled Anatelea. Zuwra took up Taregil and held it over her head </text:span><text:span text:style-name="T293">after the offenders had climbed the rocky walls to the temple</text:span><text:span text:style-name="T286">, shouting in victory.</text:span></text:p>
      <text:p text:style-name="P127"/>
      <text:p text:style-name="P127"><text:soft-page-break/><text:tab/>-<text:span text:style-name="T644">The kosm did not know it then, </text:span><text:span text:style-name="T64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4">This is how the cord is passed, how the succession of the web’s eye is decided.</text:span><text:span text:style-name="T630"> The kosm at this time had no way of knowing this exact mechanism. </text:span><text:span text:style-name="T644">The one who inherits the eye does not always know it, though natural empathetic and telepathic links to other nearby kosm often reveals the new holder. </text:span><text:span text:style-name="T646">The first succession had begun.</text:span></text:p>
      <text:p text:style-name="P123"/>
      <text:p text:style-name="P123">52,659 BBT|2220 YH—<text:span text:style-name="T2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4">settlement</text:span><text:span text:style-name="T294"> in Tellin. </text:span><text:span text:style-name="T300">Anatelea plunges into a period of economic and social failure as the kosm of Mear and Nixia are scattered.</text:span></text:p>
      <text:p text:style-name="P123"/>
      <text:p text:style-name="P123"><text:tab/>-<text:span text:style-name="T647">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8">to her, and she was deaf to their true desires</text:span><text:span text:style-name="T647">. </text:span><text:span text:style-name="T648">Sokstanum was misguided.</text:span></text:p>
      <text:p text:style-name="P128"><text:tab/><text:span text:style-name="T653">Soon</text:span><text:span text:style-name="T649">, the kosm line of Ceris failed to produce but one daughter: </text:span><text:span text:style-name="T650">Kastas-Ceris. </text:span><text:span text:style-name="T651">Kastas </text:span><text:span text:style-name="T652">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3">Kastas pleaded with the spirit to free the Ruksal from its grasp, but the spirit was cunning and would not do so without a sacrifice. </text:span><text:span text:style-name="T654">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4">daughter of each daughter. These daughters I shall return, and they will </text:span><text:span text:style-name="T655">always be in my favor.</text:span><text:span text:style-name="T654">” Moments later, the belly of the snake split open and the child tumbled out, now with its legs replaced by a twisted serpentine tail. </text:span><text:span text:style-name="T655">The first naga was born.</text:span></text:p>
      <text:p text:style-name="P128"><text:span text:style-name="T649"><text:tab/>Thus enters the importance of the snake to the Ruksal. </text:span><text:span text:style-name="T655">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23"/>
      <text:p text:style-name="P123">51,159 BBT|3720 YH—<text:span text:style-name="T295">Disaster strikes Nemora and other towns on the coast of lake Dinaelin. The Esarend kosm had recently grown complacent with their wealth and power. The </text:span><text:span text:style-name="T299">Tellinese </text:span><text:span text:style-name="T295">spirits, by this point </text:span><text:span text:style-name="T299">in the early stage of </text:span><text:span text:style-name="T2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7">called by the same name as the hill</text:span><text:span text:style-name="T295">. The bluff sat over a geothermal vent, where euphoric gasses rose into the kosm chamber. </text:span><text:span text:style-name="T296">Geothermal gasses like these would rise in importance for spiritual sites all around Nos Mori. </text:span><text:span text:style-name="T299">The rituals and beliefs that spread from Atmakolis are a major shift of astar belief away from egalitarian spirits and towards an elevated pantheon of powerful Autochthons.</text:span></text:p>
      <text:p text:style-name="P123"><text:tab/><text:span text:style-name="T297">Nemora, mostly flooded, shifted slightly towards the walls of Tellin. These slow shifts would eventually bring Nemora closer and closer to </text:span><text:span text:style-name="T298">Atmakolis.</text:span></text:p>
      <text:p text:style-name="P123"/>
      <text:p text:style-name="P123"><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7">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23"><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23"/>
      <text:p text:style-name="P123"><text:tab/>-<text:span text:style-name="T657">The Ruksal </text:span><text:span text:style-name="T658">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6">along the coast</text:span><text:span text:style-name="T658"> </text:span><text:span text:style-name="T666">north of</text:span><text:span text:style-name="T658"> Sokstanum </text:span><text:span text:style-name="T667">and into the wider peninsula above the Weswesum’s tip</text:span><text:span text:style-name="T658">. </text:span><text:span text:style-name="T659">Sokstanum was abruptly destroyed by a volcano around this time, resulting in the immolation of many ancient kosm of the Ceris bloodline, including Kastas. As the unifying Atnasi left the Ruksal, </text:span><text:span text:style-name="T660">the tribal cities fell into a period of frequent wars.</text:span></text:p>
      <text:p text:style-name="P123"><text:tab/><text:span text:style-name="T66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23"/>
      <text:p text:style-name="P159"><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59"><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60"><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54"><text:tab/>Pavitos-Ceris accompanied a raid on Nemora, where Yuvis divined the location of a hidden, and powerful, magical artifact. Pavitos-Ceris was killed by an Esarend assassin and was returned by her servants to <text:span text:style-name="T662">Navastana</text:span> for ritual ascension in the temple. The <text:span text:style-name="T662">Navastana</text:span> raid, however, was successful in sacking the Atmakolis and stealing the reliquary of Taregil. The reliquary was returned to <text:span text:style-name="T662">Navastana</text:span>, and a new temple was buil<text:span text:style-name="T590">t</text:span> on the slopes of a volcano to house the artifact. <text:span text:style-name="T663">Yuvis </text:span><text:span text:style-name="T668">used Taregil to grant her almost perfect oracles. She became the advisor for many priest-kings, warriors, and would-be-heroes of the </text:span><text:span text:style-name="T669">Ruksal</text:span><text:span text:style-name="T668">. Taregil gave her a prolonged mind, and she did not need to enter the hibernation typical of other kosm.</text:span></text:p>
      <text:p text:style-name="P154"><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29"/>
      <text:p text:style-name="P120"><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text:span><text:soft-page-break/><text:span text:style-name="T482">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21"><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121"><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30"/>
      <text:p text:style-name="P121"><text:soft-page-break/><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31"/>
      <text:p text:style-name="P121"><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30"/>
      <text:p text:style-name="P75"><text:span text:style-name="T479">49,079</text:span><text:span text:style-name="T220">-</text:span><text:span text:style-name="T221">45,100</text:span><text:span text:style-name="T496"> BBT|</text:span><text:span text:style-name="T479">5800</text:span><text:span text:style-name="T222">-</text:span><text:span text:style-name="T221">9,779</text:span><text:span text:style-name="T496"> YH—</text:span></text:p>
      <text:p text:style-name="P76"><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76"><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text:span><text:soft-page-break/><text:span text:style-name="T603">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76"><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76"><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76"><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0">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76"><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2">share elements</text:span><text:span text:style-name="T621">.</text:span></text:p>
      <text:p text:style-name="P76"><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68"><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60"/>
      <text:p text:style-name="P77"><text:span text:style-name="T215">45,100</text:span><text:span text:style-name="T521"> BBT|</text:span><text:span text:style-name="T215">9,779</text:span><text:span text:style-name="T521"> YH—</text:span><text:span text:style-name="T522">The end of this period marked several milestones in the history of the astar in Nomenes:</text:span></text:p>
      <text:p text:style-name="P77"><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77"><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78"/>
      <text:p text:style-name="P108"><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32"/>
      <text:p text:style-name="P118"><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32"/>
      <text:p text:style-name="P119"><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33"/>
      <text:p text:style-name="P119"><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xt:span><text:soft-page-break/><text:span text:style-name="T539">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19"><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78"/>
      <text:p text:style-name="P109"><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78"/>
      <text:p text:style-name="P134"><text:span text:style-name="T819"><text:tab/>-</text:span><text:span text:style-name="T820">The Huromans, equipped with their new ships, </text:span><text:span text:style-name="T819">expand more rapidly around the coast of Huroma, and by this time </text:span><text:span text:style-name="T821">small</text:span><text:span text:style-name="T819"> </text:span><text:span text:style-name="T822">villages</text:span><text:span text:style-name="T819"> </text:span><text:span text:style-name="T821">and tribal groups</text:span><text:span text:style-name="T819"> have </text:span><text:span text:style-name="T822">settled</text:span><text:span text:style-name="T819"> the fertile coasts of the subcontinent </text:span><text:span text:style-name="T822">(though at this time the southern coasts were arid and difficult to work)</text:span><text:span text:style-name="T819">. </text:span><text:span text:style-name="T822">Some of these regions, notably those around Hradabar, those on the southeastern prominence, and those on the northwestern coast, see significant population growth. </text:span><text:span text:style-name="T819">These settlements quickly grow into independent cities with vibrant trading networks. </text:span><text:span text:style-name="T823">The cities on the west coast often do not organize under a monarch, instead keeping only the traditional Dzer—though these Dzer often incorporate many Nlashikir beliefs and rituals.</text:span></text:p>
      <text:p text:style-name="P78"/>
      <text:p text:style-name="P110"><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111"><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35"/>
      <text:p text:style-name="P112"><text:span text:style-name="T526">41,920 BBT|12959 YH—</text:span><text:span text:style-name="T549">Aumn-Esharan, wise in her age by this time, has matured the Aumn-clan occupation of Okos. The city has flourished, and Aumn-Esharan has brought </text:span><text:soft-page-break/><text:span text:style-name="T549">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12"><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35"/>
      <text:p text:style-name="P113"><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6">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36"><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0">fear that the </text:span>sevakath may be killed by the disasters <text:span text:style-name="T670">put their path to the afterlife at stake</text:span>. In order to guarantee entry to the afterlife, one must be sacrificed immediately. <text:span text:style-name="T670">In multiple sites, m</text:span>ass sacrifices covered temple daises. Pools of blood gathered under the dark skies. <text:span text:style-name="T670">Agashurah was practically emptied as thousands of people were willingly slaughtered on the temple stones.</text:span></text:p>
      <text:p text:style-name="P136"><text:tab/>The inertia of the <text:span text:style-name="T656">Narazi</text:span> divine continuance gave way and the naturally cooler temperatures and mild obliquity of the world at this time took hold. <text:span text:style-name="T671">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2">southern </text:span><text:span text:style-name="T656">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3">Traders from Hradabar and Usna</text:span> return to the city and see flames rising into the sky. The Usvajra civilization had collapsed under the pressure of the invaders.</text:p>
      <text:p text:style-name="P136"><text:tab/>The Huroman traders returned empty handed to their homelands, also ravaged by the effects of the volcanic eruptions. Their people were hungry and angry. <text:span text:style-name="T673">Ibowolabara was dragged into the streets and killed, a fate that was shared by numerous other nearby rulers. </text:span><text:span text:style-name="T674">Fleeting rulers took hold of these cities, though their rules often only lasted months to a few years.</text:span></text:p>
      <text:p text:style-name="P113"><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ext:span><text:soft-page-break/><text:span text:style-name="T556">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114"><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37"/>
      <text:p text:style-name="P115"><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38"><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38"/>
      <text:p text:style-name="P161"><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39"><text:tab/><text:span text:style-name="T675">Just to the north of these tribes, the regions around the ruined Agashurah and Nabashanum are home to naga cult-tribes. </text:span><text:span text:style-name="T723">The naga tribes shift their polytheistic worship to center almost exclusively around the snake-deities, as the Lesser Auhron Eres shifts her attention from them.</text:span></text:p>
      <text:p text:style-name="P139"><text:tab/><text:span text:style-name="T676">The eastern part of Usvajra remained in the grasp of the ancient cities of Nemora and Kankanapal, both now diminished. In the collapse, the sevakath catacombs of the Tellin basin were primarily spared from the Shukun </text:span><text:span text:style-name="T724">cult </text:span><text:span text:style-name="T676">raids, </text:span><text:span text:style-name="T724">though the </text:span><text:span text:style-name="T725">burial center</text:span><text:span text:style-name="T724"> of Okos was destroyed</text:span><text:span text:style-name="T676">. The culture of </text:span><text:span text:style-name="T726">old </text:span><text:span text:style-name="T676">Usvajra huddled within the tiny basin, degenerating to primarily cult worship of the ancestral sevakath.</text:span></text:p>
      <text:p text:style-name="P139"><text:tab/><text:span text:style-name="T677">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7">The tribal Usvajran raiders that inhabited this region threw away their theocratic beginnings and took the leadership of warlord chiefs. </text:span><text:span text:style-name="T728">The polytheistic foundation of the Usvajran religion remained, though rituals and sacrifices were often carried out by non-sevakath shamans or priests.</text:span></text:p>
      <text:p text:style-name="P139"><text:tab/><text:span text:style-name="T678">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79">adapted to the temperate to cool forests of the region</text:span><text:span text:style-name="T678">. Their tribes are called the Samavaga.</text:span></text:p>
      <text:p text:style-name="P139"><text:tab/></text:p>
      <text:p text:style-name="P161"><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49"/>
      <text:p text:style-name="P149"><text:span text:style-name="T680"><text:tab/></text:span><text:span text:style-name="T681">The Narazi refugees that settled on the coast of the central sea </text:span><text:span text:style-name="T682">were primarily the followers of the sevakath acolyte Vayhati-Ceris (“Bearer of the Ceris blood”), the young </text:span><text:soft-page-break/><text:span text:style-name="T682">girl who fled Nabashanum with Taregil. Vayhati was granted the Atnasi as she led her people, who became known as Cerisians, east. The Cerisian culture developed from the Narazi, though </text:span><text:span text:style-name="T683">the </text:span><text:span text:style-name="T682">deep cult worship of the Lesser Auhron Eres </text:span><text:span text:style-name="T683">became central to their people</text:span><text:span text:style-name="T682">.</text:span></text:p>
      <text:p text:style-name="P149"/>
      <text:p text:style-name="P149"><text:tab/><text:span text:style-name="T684">Across the Nos Mori, Hradabar and the states around it were almost completely destroyed by the waves of </text:span><text:span text:style-name="T685">sevakath and </text:span><text:span text:style-name="T684">raiders from the east. </text:span><text:span text:style-name="T685">The Shukun servants of the Raven Queen </text:span><text:span text:style-name="T686">(racially both astar and Orun)</text:span><text:span text:style-name="T685"> gained renown for hunting and slaying many of these sevakath, leading to Shukun-chieftain and big-man tribes of ethnic Eastern Huromans around the region of Hradabar. </text:span><text:span text:style-name="T730">While Hradabar itself vanished, the neighboring city of Bowoshar was resettled by Shukunenes. </text:span><text:span text:style-name="T685">The large island off the coast, however, was settled by rival Usvajran refugees, </text:span><text:span text:style-name="T687">horticultural settlements and tribes often involved with </text:span><text:span text:style-name="T689">remnant </text:span><text:span text:style-name="T687">sevakath </text:span><text:span text:style-name="T688">institutions</text:span><text:span text:style-name="T685">. </text:span><text:span text:style-name="T690">These people knew themselves as the Yayurakt (“Of pious blood”). </text:span><text:span text:style-name="T691">These Yayurs were cruel and warlike, the survivors of a vicious struggle for a future. </text:span><text:span text:style-name="T704">The center of Yayurakt culture was this island, though their settlements also were spread around the other northern Nos Mori islands.</text:span></text:p>
      <text:p text:style-name="P161"><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49"><text:tab/><text:span text:style-name="T692">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3">to their south</text:span><text:span text:style-name="T692">.</text:span></text:p>
      <text:p text:style-name="P149"/>
      <text:p text:style-name="P149"><text:tab/><text:span text:style-name="T694">The cities of the western coast of Huroma </text:span><text:span text:style-name="T695">did not face any invasion or combat caused by the Nos Mori collapse. Instead, their main diminishment stemmed from the sweeping climatic changes passing over Huroma. The </text:span><text:span text:style-name="T697">already small </text:span><text:span text:style-name="T695">cities shrank and sometimes were abandoned, especially around the 25</text:span><text:span text:style-name="T642">th</text:span><text:span text:style-name="T695"> parallel south, </text:span><text:span text:style-name="T698">Sundarashar among them</text:span><text:span text:style-name="T695">. </text:span><text:span text:style-name="T696">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699">The north of the 25</text:span><text:span text:style-name="T643">th</text:span><text:span text:style-name="T699"> parallel is home to pastoral tribes </text:span><text:span text:style-name="T700">extended from the northern hunter gatherers and Nlashikir central tribes, </text:span><text:span text:style-name="T729">whom the Marmans called the tribes of Asham (“uncivilized”).</text:span></text:p>
      <text:p text:style-name="P149"/>
      <text:p text:style-name="P149"><text:soft-page-break/><text:tab/><text:span text:style-name="T701">Some Tellinese refugees </text:span><text:tab/><text:span text:style-name="T702">migrated to the island of Eyasol during this time, upon its northeastern corner. These ethnically Tellinese-Jangatet tribespeople organized themselves into hunter-gatherer groups, and were known as </text:span><text:span text:style-name="T703">the Haritians.</text:span></text:p>
      <text:p text:style-name="P138"/>
      <text:p text:style-name="P116"><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50"/>
      <text:p text:style-name="P116"><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40"/>
      <text:p text:style-name="P138">38,648 BBT|16231 YH—<text:span text:style-name="T733">The first major dynasty of the Western Yayurs is initiated </text:span><text:span text:style-name="T734">by the Uparat sevakath bloodline </text:span><text:span text:style-name="T741">in the city of Mimara</text:span><text:span text:style-name="T734">.</text:span><text:span text:style-name="T733"> </text:span><text:span text:style-name="T735">The</text:span><text:span text:style-name="T707"> </text:span><text:span text:style-name="T735">i</text:span><text:span text:style-name="T707">sland is unified, </text:span><text:span text:style-name="T735">and the Yayur ships land an attack on the Shukunene coast. </text:span><text:span text:style-name="T826">The Western Yayur court is influenced by the presence of Naa’roleith, who took the form of a sevakath advisor. Naa’roleith stays with the Western Yayurs for the following many millennia, </text:span><text:span text:style-name="T827">guiding their rise—and eventually their fall.</text:span></text:p>
      <text:p text:style-name="P138"/>
      <text:p text:style-name="P141">38,608 BBT|16271 YH—<text:span text:style-name="T731">The Omanusian cities are unified under the Orun king Obatodara, who ruled from Ilu-Ekadash. </text:span><text:span text:style-name="T732">Obatodara brought the Omanusians under his control through honorable challenges with the rival kings. This sets the precedent for Omanusian succession.</text:span></text:p>
      <text:p text:style-name="P138"/>
      <text:p text:style-name="P138">38,548 BBT|16331 YH—<text:span text:style-name="T736">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6">into the Nos Mori sea, as the Marman sailors have not yet traversed around the tip of Huroma. </text:span><text:span text:style-name="T737">The Omanusian city of Ilu-Duhyadar becomes a significant port for the surrounding cities. </text:span><text:span text:style-name="T738">More types of products than ever are sent across the desert with the Nlashikir, though they are limited by the size of their caravans. </text:span><text:span text:style-name="T739">The Marmans begin to search for an alternate route to Omanusia, </text:span><text:span text:style-name="T742">a sea route that would allow them to increase their trade many-fold.</text:span></text:p>
      <text:p text:style-name="P138"/>
      <text:p text:style-name="P138">38,415 BBT|16464 YH—<text:span text:style-name="T740">The </text:span><text:span text:style-name="T710">Eastern Yayurs coalesce into </text:span><text:span text:style-name="T740">tens of </text:span><text:span text:style-name="T710">island kingdoms, </text:span><text:span text:style-name="T740">each ruled by a </text:span><text:span text:style-name="T742">powerful </text:span><text:span text:style-name="T740">theocratic oligarchy of sevakath. </text:span><text:span text:style-name="T742">By this time, the ships of the Omanusian kingdom </text:span><text:span text:style-name="T743">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4">The Omanusian ships would be attacked and their wares plundered—to stop this, the Omanusians developed unique and effective “marines”, soldiers adept at ship-to-ship fighting. </text:span><text:span text:style-name="T745">The Omanusians became an unrivaled powerhouse on the Nos Mori.</text:span></text:p>
      <text:p text:style-name="P142"><text:tab/>-<text:span text:style-name="T746">Around this time, the Marmans first sail around the southern tip of Huroma and land in Ilu-Duhyadar. </text:span><text:span text:style-name="T755">The sea trade allowed for heavier goods to be transported, and for large cargoes to be moved quickly. Over the following decades and centuries, </text:span><text:span text:style-name="T756">Marmanush and Omanusia grow decadently wealthy </text:span><text:span text:style-name="T758">and powerful</text:span><text:span text:style-name="T756">. </text:span><text:span text:style-name="T757">Small outposts and villages crop up along the coastlines where ships pause their journeys. </text:span><text:span text:style-name="T796">Obatodara of Omanusia uses the wealth to construct </text:span><text:span text:style-name="T798">lines of </text:span><text:span text:style-name="T796">massive megalithic monuments, stone ziggurats and pyramids hundreds of feet high to act as future necropolises for his own line and those of his most powerful nobles </text:span><text:span text:style-name="T797">and descendants. </text:span><text:span text:style-name="T798">The most notable of these pyramids were set in a line north of Ilu-Ekadash, and were known as the </text:span><text:span text:style-name="T799">Mountains of Obatodara.</text:span></text:p>
      <text:p text:style-name="P142"><text:span text:style-name="T746"><text:tab/>The establishment of this sea route greatly shorte</text:span><text:span text:style-name="T748">ne</text:span><text:span text:style-name="T746">d the time-scale of the Marman-Omanusian trade—the Nlashikir merchants sometimes took almost a year to cross the subcontinent with their caravans, but the Marman ships could make the trip in slightly over a month. </text:span><text:span text:style-name="T747">Ships would often layover in Ilu-Duhyadar or other Omanusian cities for </text:span><text:span text:style-name="T749">some time</text:span><text:span text:style-name="T747">, though. The Austera-Nos Mori gyre was strongest in the winter, </text:span><text:span text:style-name="T749">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7">allow a swift arrival in Ilu-Duhyadar. </text:span><text:span text:style-name="T749">Passage back to Marmanush in the winter would be difficult or near impossible for the sailors of this period. The winter currents would be strong and the storms would be dangerous. </text:span><text:span text:style-name="T747">In the spring and summer, the currents around the tip of Huroma are weaker and the passage back to Marmanush is easy. </text:span><text:span text:style-name="T750">This seasonality of travel between the two civilizations began to ingrain itself into their cultures—holidays and rituals shifted to accommodate the many sailors and </text:span><text:soft-page-break/><text:span text:style-name="T750">merchants moving throughout the year. </text:span><text:span text:style-name="T751">The sea and storm gods became increasing important in their pantheons.</text:span></text:p>
      <text:p text:style-name="P138"><text:tab/><text:span text:style-name="T751">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38"/>
      <text:p text:style-name="P143">37,600 BBT|17279 YH—<text:span text:style-name="T752">In a slow build, the Nlashikir raids on Marmanush battered the cities down </text:span><text:span text:style-name="T759">and escalated into full fledged wars with surrounding tribes</text:span><text:span text:style-name="T752">. The Marmans were not as experienced in warfare as the</text:span><text:span text:style-name="T760">ir partner</text:span><text:span text:style-name="T752"> Omanusians, </text:span><text:span text:style-name="T760">though some Omanusian mercenaries were used by the Marmans, </text:span><text:span text:style-name="T752">and finally after centuries of antagoniz</text:span><text:span text:style-name="T761">ation</text:span><text:span text:style-name="T752"> by the nomadic raiders around them, </text:span><text:span text:style-name="T705">Marmanush </text:span><text:span text:style-name="T752">was</text:span><text:span text:style-name="T705"> </text:span><text:span text:style-name="T752">entirely </text:span><text:span text:style-name="T705">conquered by </text:span><text:span text:style-name="T752">a powerful</text:span><text:span text:style-name="T705"> </text:span><text:span text:style-name="T752">Asham</text:span><text:span text:style-name="T705"> </text:span><text:span text:style-name="T752">tribe </text:span><text:span text:style-name="T705">from the north, </text:span><text:span text:style-name="T752">led by the Nlashikir chieftain Munieto</text:span><text:span text:style-name="T705">. </text:span><text:span text:style-name="T753">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4">This establishes the kingdom of Asham.</text:span></text:p>
      <text:p text:style-name="P143"><text:span text:style-name="T722"><text:tab/></text:span><text:span text:style-name="T754">Many of the Marmans that fled the conquests of Munieto migrated south towards the tip of Huroma, naturally finding the small villages and camps that served as bays for former merchant vessels. </text:span><text:span text:style-name="T805">Some migrated into the mountains as well. The conquest served to spread Marman culture far beyond its old borders.</text:span></text:p>
      <text:p text:style-name="P143"/>
      <text:p text:style-name="P143"><text:tab/><text:span text:style-name="T762">The loss of Marmanush to Munieto was felt throughout Nos Mori. </text:span><text:span text:style-name="T763">The wealth and power of Omanusia was jolted and slowed, and the cities fell into an economic decline. </text:span><text:span text:style-name="T764">It became more and more difficult to field trained warriors with their ships, and the Usvajran pirates became more bold in their attacks. Ships were captured and plundered, and the wealth of the raiders grew. </text:span><text:span text:style-name="T765">With the decline of Omanusia, even the Shukunene tribes and their rival Uparat dynasty Western Yayurs suffered. </text:span><text:span text:style-name="T766">The Shukunenes had used Omanusian ships in defense of their coastline, and with fewer and fewer ships available the Shukunene tribes were increasingly vulnerable.</text:span></text:p>
      <text:p text:style-name="P143"><text:tab/><text:span text:style-name="T824">This slump in Omanusia leads to unrest, and Obatodara is defeated in ritual combat by </text:span><text:span text:style-name="T825">Lagbaray</text:span><text:span text:style-name="T824">od, </text:span><text:span text:style-name="T825">who becomes the second god king of Omanusia</text:span><text:span text:style-name="T824">.</text:span></text:p>
      <text:p text:style-name="P138"/>
      <text:p text:style-name="P138">37,302 BBT|17577 YH—<text:span text:style-name="T708">Second dynasty of the Western Yayurs begins </text:span><text:span text:style-name="T767">as the Uparat line ends</text:span><text:span text:style-name="T708">. </text:span><text:span text:style-name="T767">The last daughters of the Uparats are assassinated and immolated by Nupur-Thakur, a general of the Yayurs </text:span><text:span text:style-name="T828">being influenced by Naa’roleith</text:span><text:span text:style-name="T767">. This begins the Thakur dynasty in Mimara. </text:span><text:span text:style-name="T768">Nupur increases the size of the Yayur army and doubles down on her war with the Shukunenes.</text:span></text:p>
      <text:p text:style-name="P138"/>
      <text:p text:style-name="P138"><text:soft-page-break/>37,171 BBT|17708 YH—<text:span text:style-name="T769">Nupur-Thakur and the </text:span><text:span text:style-name="T715">Western</text:span><text:span text:style-name="T714"> </text:span><text:span text:style-name="T709">Yayurs capture much of Shukunene land and cities. </text:span><text:span text:style-name="T769">The Yayurs execute many Shukun chiefs and warriors and capture thousands of Shukunenes into slavery. This multicultural domination begins the first astar empire.</text:span></text:p>
      <text:p text:style-name="P138"/>
      <text:p text:style-name="P144">36,985 BBT|17894 YH—<text:span text:style-name="T770">Likhami-</text:span><text:span text:style-name="T771">Chattra, </text:span><text:span text:style-name="T772">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89">and initiating the first Nemorite Empire. </text:span><text:span text:style-name="T790">The initiation of this empire began a larger movement of abundant bronze throughout the region.</text:span></text:p>
      <text:p text:style-name="P144"><text:span text:style-name="T773"><text:tab/>Likhami and the Chattra bloodline saw themselves as the future and past of Nemora, and they began to gather historical carvings and tablets into a library in the ancient city. They </text:span><text:span text:style-name="T774">carved great stories into the walls of their temple, creating an exaggerated and fictional history naming the Chattra bloodline as the central bloodline of Nemora’s history.</text:span></text:p>
      <text:p text:style-name="P138"/>
      <text:p text:style-name="P138">36,905 BBT|17974 YH—<text:span text:style-name="T775">The Usvajran raider tribes, empowered by the wealth stolen from Omanusian </text:span><text:span text:style-name="T776">ships </text:span><text:span text:style-name="T791">and the increasingly abundant bronze</text:span><text:span text:style-name="T776">, move onto the Eastern Yayur kingdoms and conquer them. One among the raiders, </text:span><text:span text:style-name="T803">Samudi-Bhool</text:span><text:span text:style-name="T776">, set herself as queen of the Eastern Yayurs. </text:span><text:span text:style-name="T777">After her, she declared, </text:span><text:span text:style-name="T795">a council of elders</text:span><text:span text:style-name="T777"> would elect another chieftain</text:span><text:span text:style-name="T778">.</text:span></text:p>
      <text:p text:style-name="P145"><text:tab/>-<text:span text:style-name="T779">A new city-state kingdom rises to fill the </text:span><text:span text:style-name="T803">maritime </text:span><text:span text:style-name="T779">trade gap in the economically slumped Nos Mori region. The city of Dhaneramath </text:span><text:span text:style-name="T780">(“City of Wealthy Kings”)</text:span><text:span text:style-name="T779">, congealed from the Tellinese-Jangatet tribes south of Ramuram. </text:span><text:span text:style-name="T781">Dhaneramath changes the theme of the trade goods inundated into the Nos Mori region. Instead of an abundance of Mediterranean-type goods </text:span><text:span text:style-name="T782">from Marmanush, the Dhaneramath ships brought exotic goods from the far south, traded for with the Samavaga tribes. </text:span><text:span text:style-name="T784">The institution of Dhaneramath as a trade center quickly increases the wealth of both the surrounding land and the Samavaga to the south. </text:span><text:span text:style-name="T804">The formation of the city as a trading post was in response to the growing use of bronze in the Nemorite Empire. Entrepreneurs from the city had taken a sea route to Okos and been some of the first to enter the lucrative tin market. </text:span><text:span text:style-name="T790">The Nemorites were primary sources of the tin needed for the alloy, and their market consisted of shipping the mountain tin down the Thandana river to Okos.</text:span><text:span text:style-name="T802"> The wealth from this trade fueled Likhami-Chattra’s conquests of the peninsula for the next centuries.</text:span></text:p>
      <text:p text:style-name="P138"><text:tab/><text:span text:style-name="T783">Dhaneramath is not ruled by a sevakath priest, though its temple is run by a sevakath bloodline. Instead, the city took inspiration from the distant Omanusian traders and instated a ruling queen beside the priesthood.</text:span></text:p>
      <text:p text:style-name="P138"><text:soft-page-break/></text:p>
      <text:p text:style-name="P165"><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46"><text:tab/><text:tab/><text:tab/>-<text:span text:style-name="T806">By this time </text:span><text:span text:style-name="T807">numerous Marman city-states and kingdoms have popped up around the kingdom of Asham. </text:span><text:span text:style-name="T808">Most notably are: Ucca (“high”) in the mountains southeast of Meteshahar; Methati (“exchange”) and Marstishar (“City of milk”) to the south of Gaara; Navazashar (“City of sailors”) south of Methati. </text:span><text:span text:style-name="T809">These kingdoms constantly fight, often being conquered and conquering others.</text:span></text:p>
      <text:p text:style-name="P138"/>
      <text:p text:style-name="P147">36,548 BBT|18331 YH—<text:span text:style-name="T786">The Thakur dynasty of the </text:span><text:span text:style-name="T707">Western</text:span><text:span text:style-name="T706"> Yayurs construct</text:span><text:span text:style-name="T786">s</text:span><text:span text:style-name="T706"> megalithic </text:span><text:span text:style-name="T800">stepped </text:span><text:span text:style-name="T706">temples, </text:span><text:span text:style-name="T711">inspired by Omanusians</text:span><text:span text:style-name="T706">. </text:span><text:span text:style-name="T801">The largest was the temple outside of Mimara; an enormous construction for the elevated sacrifices required by the sevakath. </text:span><text:span text:style-name="T787">Much of the labor is provided by enslaved Shukunenes. </text:span><text:span text:style-name="T788">Additional capital is gained through further conquests by the Thakurs into northern tribal and horticultural lands </text:span><text:span text:style-name="T811">and Deshgair</text:span><text:span text:style-name="T788">.</text:span></text:p>
      <text:p text:style-name="P138"/>
      <text:p text:style-name="P162"><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48"><text:tab/>-<text:tab/><text:span text:style-name="T785">Some cities of Omanusia grow restless under the economic irresponsibility and heavy taxes. Todarag begins a campaign of putting down internal rebellions and dissent.</text:span></text:p>
      <text:p text:style-name="P138"/>
      <text:p text:style-name="P155">36,300 – 2000 BCE</text:p>
      <text:p text:style-name="P151"/>
      <text:p text:style-name="P138"><text:soft-page-break/>36,337 BBT|18542 YH—<text:span text:style-name="T792">Todarag, now in more secure control of Omanusia, takes his army outward to gain </text:span><text:span text:style-name="T810">renewed </text:span><text:span text:style-name="T792">wealth from plundering. </text:span><text:span text:style-name="T793">He moves northeast and captures several small cities </text:span><text:span text:style-name="T818">towards</text:span><text:span text:style-name="T793"> Deshgair, looting them and capturing many Desharene slaves. </text:span><text:span text:style-name="T794">The Omanusians built a series of slave camps in the southern part of Deshgair to expedite the capture of the Desharene.</text:span></text:p>
      <text:p text:style-name="P138"><text:tab/><text:span text:style-name="T812">This time also saw the construction of Todarag’s great stadium in Ilu-Dharmika.</text:span></text:p>
      <text:p text:style-name="P138"/>
      <text:p text:style-name="P163"><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63"><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38"/>
      <text:p text:style-name="P162"><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62"><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38"/>
      <text:p text:style-name="P138">35,194 BBT|19685 YH—<text:span text:style-name="T813">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38"/>
      <text:p text:style-name="P162"><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62"><text:span text:style-name="T117"><text:tab/>-</text:span><text:span text:style-name="T118">Around this time, Anatelea is finally abandoned.</text:span></text:p>
      <text:p text:style-name="P138"/>
      <text:p text:style-name="P138">35,058 BBT|19821 YH—<text:span text:style-name="T817">The twentieth sevakath priest-king of the Thakur dynasty is slain by assassins of Todarag. </text:span><text:span text:style-name="T829">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38"><text:tab/>-<text:span text:style-name="T712">early iron production by someone</text:span></text:p>
      <text:p text:style-name="P138"><text:tab/>-<text:span text:style-name="T713">early swords by someone</text:span></text:p>
      <text:p text:style-name="P138"/>
      <text:p text:style-name="P138">35,005 BBT|19874 YH—<text:span text:style-name="T815">Mear-Nimsat leads a conquest of the south, </text:span><text:span text:style-name="T816">sacking and capturing cities on her path to Ramuram. The raider stronghold fell before her armies, and she subjugated the warlords of the encampment into her empire.</text:span></text:p>
      <text:p text:style-name="P138"/>
      <text:p text:style-name="P138"><text:soft-page-break/>34,385 BBT|20494 YH—<text:span text:style-name="T829">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38"/>
      <text:p text:style-name="P138">34,294 BBT|20585 YH—<text:span text:style-name="T719">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0">Nemorite Empire begins.</text:span></text:p>
      <text:p text:style-name="P138"/>
      <text:p text:style-name="P138">33,678 BBT|21201 YH—<text:span text:style-name="T716">The Western Yayur Empire crumbles to a rise in Shukunene rebellion. The Yayurs are thrown off, and new Shukunene kingdoms grow.</text:span></text:p>
      <text:p text:style-name="P138"/>
      <text:p text:style-name="P117"><text:span text:style-name="T526">32,828 BBT|22051 YH—</text:span><text:span text:style-name="T576">A breakthrough in metallurgy has allowed for iron to be produced cheaply in large quantities.</text:span></text:p>
      <text:p text:style-name="P135">2506</text:p>
      <text:p text:style-name="P117"><text:span text:style-name="T526">30,544 BBT|24335 YH—</text:span><text:span text:style-name="T587">What was once the common Tellinese language has evolved such that it would be considered foreign to those that spoke it 15,000 years prior.</text:span></text:p>
      <text:p text:style-name="P135"/>
      <text:p text:style-name="P117"><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35"/>
      <text:p text:style-name="P152">29,694 BBT|25185 YH—<text:span text:style-name="T721">VEI 8 eruption?</text:span></text:p>
      <text:p text:style-name="P78"/>
      <text:p text:style-name="P122"><text:span text:style-name="T511">Omanusians → 36555 </text:span><text:span text:style-name="T512">(</text:span>3770.0<text:span text:style-name="T512">)</text:span></text:p>
      <text:p text:style-name="P122"><text:span text:style-name="T511">Eastern Yayurs: </text:span><text:span text:style-name="T513">34358 </text:span><text:span text:style-name="T512">(</text:span>1795.0<text:span text:style-name="T814">)</text:span></text:p>
      <text:p text:style-name="P122"><text:span text:style-name="T511">Western Yayurs: </text:span><text:span text:style-name="T513">3</text:span><text:span text:style-name="T514">3678 </text:span><text:span text:style-name="T512">(</text:span>1724.0<text:span text:style-name="T512">)</text:span></text:p>
      <text:p text:style-name="P122"><text:span text:style-name="T511">Marmans: </text:span><text:span text:style-name="T515">35294 </text:span><text:span text:style-name="T512">(</text:span>1218.0<text:span text:style-name="T512">)</text:span></text:p>
      <text:p text:style-name="P122"><text:span text:style-name="T516">Asham</text:span><text:span text:style-name="T511">: </text:span><text:span text:style-name="T512">(</text:span>916.0<text:span text:style-name="T512">)</text:span></text:p>
      <text:p text:style-name="P153">Desharene: <text:span text:style-name="T718">tribal</text:span></text:p>
      <text:p text:style-name="P122"><text:span text:style-name="T511">Usvajran raiders: </text:span><text:span text:style-name="T515">34385 </text:span><text:span text:style-name="T512">(</text:span>1218.0<text:span text:style-name="T814">)</text:span></text:p>
      <text:p text:style-name="P122"><text:span text:style-name="T511">Shukunenes: </text:span><text:span text:style-name="T514">33678 </text:span><text:span text:style-name="T512">(</text:span>1298.0<text:span text:style-name="T512">)</text:span></text:p>
      <text:p text:style-name="P153">Samavaga: <text:span text:style-name="T717">tribal</text:span></text:p>
      <text:p text:style-name="P153">Haritians: <text:span text:style-name="T717">tribal</text:span></text:p>
      <text:p text:style-name="P122"><text:span text:style-name="T511">Nemorites: </text:span><text:span text:style-name="T517">34300 </text:span><text:span text:style-name="T512">(</text:span>3594.0<text:span text:style-name="T814">)</text:span></text:p>
      <text:p text:style-name="P122"><text:span text:style-name="T518">Dhaneramath: </text:span><text:span text:style-name="T519">36,905 </text:span><text:span text:style-name="T512">(</text:span>559.0<text:span text:style-name="T814">)</text:span></text:p>
      <text:p text:style-name="P79"/>
      <text:p text:style-name="P79"/>
      <text:p text:style-name="P66"><text:soft-page-break/>ANANT RAKT – Eternal Blood</text:p>
      <text:p text:style-name="P67"/>
      <text:p text:style-name="P41"><text:span text:style-name="T360">T</text:span><text:span text:style-name="T341">he end of the proto-Nomenes era comes with sweeping natural disasters as the planet reaches peak obliquity! Famines, droughts, floods, </text:span></text:p>
      <text:p text:style-name="P98"/>
      <text:p text:style-name="P98">%%%%%%%%%%%%%%%%%%%%%%%%%%%%%%%%%%%%%%%%%%%%%%%%%%%%%%%%%%%%%%%%%%%%%%%%%%%%%%%%%%%%%%</text:p>
      <text:p text:style-name="P98"/>
      <text:p text:style-name="P98"/>
      <text:p text:style-name="P103">Eastern Perakor</text:p>
      <text:p text:style-name="P103"/>
      <text:p text:style-name="P52">54,919 - <text:span text:style-name="T887">50,739</text:span> BBT—<text:span text:style-name="T10">There were </text:span><text:span text:style-name="T884">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884">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888">Over the next four millennia, the Laiwosh and Akh scatter into tribes—some banding together, others isolating and warring.</text:span></text:p>
      <text:p text:style-name="P167"><text:span text:style-name="T863"><text:tab/>-</text:span><text:span text:style-name="T864">During this time of spreading tribes, </text:span><text:span text:style-name="T86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866">atta of the </text:span><text:span text:style-name="T865">waith Mithanar </text:span><text:span text:style-name="T866">and the Laiwoshi Esodh made the epic journey north. The atta passed through forests of dark spirits and ash, </text:span><text:span text:style-name="T867">sailed </text:span><text:span text:style-name="T866">across the boiling volcanic straights </text:span><text:span text:style-name="T867">between Lunima and Amarth (which had recently flooded, and where a part of the region the atta named </text:span><text:span text:style-name="T845">Tumyetos</text:span><text:span text:style-name="T867">, o</text:span><text:span text:style-name="T845">r</text:span><text:span text:style-name="T867"> the “Sea of Steam”), bartered with giants, were captured by a tribe of dark astar, and climbed the mountains to the ruined Ithalas. The atta found and returned several artifacts: the staff Maril, the Traveling Amulet, and the Chalice of Life. </text:span><text:span text:style-name="T868">The Resurrection Stone they could not bring, for the massive artifact could not be moved by mundane means. </text:span><text:span text:style-name="T869">With the powerful artifacts of Ithalas recovered, a transition strikes the tribes of Lunima: the focus of power hungry </text:span><text:soft-page-break/><text:span text:style-name="T869">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870">though its beauty still invoked envy in other tribes. The cult tribe of Zurumoth was ruled by the atta of Esodh and Mithanar from that time, and they used Maril to subjugate competing chiefdoms.</text:span></text:p>
      <text:p text:style-name="P45"/>
      <text:p text:style-name="P166">50,739—<text:span text:style-name="T892">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were able to survive to this point. It was through a unified effort to destroy them that the earliest complex civilizations of this period in Lunima were born.</text:span></text:p>
      <text:p text:style-name="P168"><text:span text:style-name="T871"><text:tab/></text:span><text:span text:style-name="T872">After these four millennia, </text:span><text:span text:style-name="T871">tribes covered all of Lunima, from the violent stormy north eastern fields to the monsoon </text:span><text:span text:style-name="T873">flooded southern peninsula. The two populations have intermix</text:span><text:span text:style-name="T872">ed</text:span><text:span text:style-name="T873"> more and more, and their cultures have followed. The waith culture place</text:span><text:span text:style-name="T846">d</text:span><text:span text:style-name="T873"> rulership in the hands of the powerful. The </text:span><text:span text:style-name="T872">powerful</text:span><text:span text:style-name="T873"> mages of old were given divine right to rule the waith, but with the fall of magic </text:span><text:span text:style-name="T874">from</text:span><text:span text:style-name="T873"> Apythia’s ritual </text:span><text:span text:style-name="T874">the Akh turned to martial prowess. </text:span><text:span text:style-name="T872">The egalitarian astar culture traditionally gave rulership to a matronly shaman or chief. The astar easily adopted the right of martial rule, leading to the violent traditions of these people over the preceding millennia.</text:span></text:p>
      <text:p text:style-name="P169"><text:span text:style-name="T872"><text:tab/></text:span><text:span text:style-name="T875">The people of Lunima, now mostly hybridized, called themselves the generally the Attasek. Among these Attasek tribes were a number of local ethnic groups distinguished by geographic location. </text:span><text:span text:style-name="T876">The tribe of Esodh and Mithanar inhabited the Mediterranean west-coast of </text:span><text:span text:style-name="T877">Medhyamoya, named after the storm goddess Medya. </text:span><text:span text:style-name="T878">To the northeast of Medhyamoya, over the mountains of Bhros</text:span><text:span text:style-name="T849">koya (“Storm shade”), was the land of</text:span><text:span text:style-name="T877"> </text:span><text:span text:style-name="T875">Bhros</text:span><text:span text:style-name="T847">htalath, “Stormy plains”. </text:span><text:span text:style-name="T849">South of Bhroshtalath was</text:span><text:span text:style-name="T847"> </text:span><text:span text:style-name="T848">Tawaragros, “Forested lands”. </text:span><text:span text:style-name="T849">The dry highlands to the far south are </text:span><text:span text:style-name="T850">Taer</text:span><text:span text:style-name="T849">dag, “High land”</text:span><text:span text:style-name="T875">. Despite these geographic differences, the Attasek culture was primarily undifferentiated. </text:span><text:span text:style-name="T879">The Attasek were primarily nomadic and tribal. Their clans were traditionally ruled by an atta pair of matron warlords, </text:span><text:span text:style-name="T880">one of whom typically acted as the high priestess. The clans were territorial and political—they warred often, though just as frequently made efforts to woo and grow the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881">Their reincarnation rituals are pervasive in the rites of passage of the Attasek youth, which involve the bio-theological ability of the astar and waith to peer into their past lives in their </text:span><text:span text:style-name="T851">reveries</text:span><text:span text:style-name="T881">.</text:span></text:p>
      <text:p text:style-name="P45"><text:soft-page-break/></text:p>
      <text:p text:style-name="P53">48,079—Olthriel and Rhador lead the construction of great walls around Arta Tarascar. <text:span text:style-name="T889">Other hill forts paved their dirt paths with cobbled stones around this time, to more easily allow </text:span><text:span text:style-name="T890">citizens from the hinterland through the city streets.</text:span></text:p>
      <text:p text:style-name="P53"><text:tab/><text:span text:style-name="T891">By this time, enough generations of waith and astar have passed to almost completely hybridize their </text:span></text:p>
      <text:p text:style-name="P45"/>
      <text:p text:style-name="P45">NEW TECHNOLOGY: <text:s/>[['Founding of Uruk', 50739], ['Late Proto-Indo-European Millenium', 48079], ['Significant Masonry', 48079], ['Paved roads', 48079], ['Earliest complex civilizations', 48079], ['Founding of Ur', 47099]] </text:p>
      <text:p text:style-name="P45"/>
      <text:p text:style-name="P46">49,199 BBT—Earliest complex civilization for East Perakor astar-<text:span text:style-name="T886">waith.</text:span></text:p>
      <text:p text:style-name="P46">-<text:span text:style-name="T885">By this time, 6700 years later, the populations are well mixed. This is based on the passing of 5 averaged astar-waith generations.</text:span></text:p>
      <text:p text:style-name="P47">By this time, Lunima is completely covered in tribes.</text:p>
      <text:p text:style-name="P48">“Naiattasek”, “Born of Two Bloods”</text:p>
      <text:p text:style-name="P47"/>
      <text:p text:style-name="P50">By this time, southern half of Amarth is occupied by tribes of astar. They are 486,900.</text:p>
      <text:p text:style-name="P49"/>
      <text:p text:style-name="P51">Civilization in Lunima is advanced, but slow progressing due to hybrid nature. Amarth cannot form such complex civilization, as they lack the necessary annual crops for easy early agriculture. Possibly near Yfanald?</text:p>
      <text:p text:style-name="P45"/>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88">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text:soft-page-break/>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85">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86">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87">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87"><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86">Further past the Pikis culture <text:span text:style-name="T20">in Tepeheo </text:span>were those astar that took to the high spire fields of the peninsulas that formed the eastern wall of the inner sea. The larger of <text:soft-page-break/>the two peninsulas was the Madehyo peninsula, also known as the Greater Peninsula, off of which sprung the Siquos peninsula, also known as the Lesser Peninsula. The astar of the spire fields eventually developed their own culture and were called the Maniyai.</text:p>
      <text:p text:style-name="P92">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92"/>
      <text:p text:style-name="P93">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93">“<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94">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text:soft-page-break/>was a wide field of the flowers the Spirit of the Rocks requested, and Wik picked three of them before swimming to the surface. With the flowers in hand, he returned to the plateau.</text:p>
      <text:p text:style-name="P94">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94">Ankis the Black returned to Aussketi whence he came, but is said always to hate the whistle of the wind at his door.</text:p>
      <text:p text:style-name="P90"/>
      <text:p text:style-name="P90"/>
      <text:p text:style-name="P100"/>
      <text:p text:style-name="P88"/>
      <text:p text:style-name="P88">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9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88"/>
      <text:p text:style-name="P45"/>
      <text:p text:style-name="P45"><text:tab/></text:p>
      <text:p text:style-name="P45"><text:soft-page-break/>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91">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OLD</text:p>
      <text:p text:style-name="P98"/>
      <text:p text:style-name="P42">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text:soft-page-break/></text:p>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text:soft-page-break/>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04">-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text:soft-page-break/>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84">The Saith grew hungrier, though, and the cold lands of Amarth could no longer satisfy them. Farther and farther south they reached and hunted, until after many years they found the outskirts of the Esthela far below and the Vanico to the west. The <text:soft-page-break/>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84">Kentilia was matriarch of the Esthela during the time when the Saith were quiet, and she taught them many things, ushering them into a golden age.</text:p>
      <text:p text:style-name="P84">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84"><text:soft-page-break/>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99"/>
      <text:p text:style-name="P89"/>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text:soft-page-break/>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text:soft-page-break/>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83">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83">The Kentilia they sent with Faranwe the Dreamer to hide far away, so that none may find them even in search. Faranwe strapped the tablets to his back and left for the western shores, where he stayed long as he built a ship to sail the world.</text:p>
      <text:p text:style-name="P83">Three Canyara remained in Anatelea. Two remained as Apythia set on a journey to further aid the purpose of the Canyara: to find the Tablets of Mallorn. She met with <text:soft-page-break/>and joined Faranwe upon the western shores. Mear and Tirwen alone stayed in Anatelea, where they ruled the city as two. Then begins the Canyara’s end and the odyssey of Apythia and Faranwe the Dreamer.</text:p>
      <text:p text:style-name="P83"/>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83">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text:soft-page-break/>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83">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83">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83">“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3">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83">Apythia and Faranwe reached the vale of Oria. The mists of the glade guided them through the soft grass to rest beside a pool of glassy water. A white-furred fox stepped beside them and drank from the water, and it turned to the astar.</text:p>
      <text:p text:style-name="P83">“Your shoulders are heavy, children. Rest, and speak of the troubles of the astar.” Apythia spoke to Herya’rosintilya then for three days and three nights. The fox warned Apythia that, should she follow Insúlo’s plan, Mear would betray this cause in its <text:soft-page-break/>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83">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83">“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83">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83">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83">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83"><text:soft-page-break/>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83">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83">“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83">During this chaos, Apythia approached Toran, and whispered to the dazed child,</text:p>
      <text:p text:style-name="P83">“Run, child, with your people. You have no life here now.”</text:p>
      <text:p text:style-name="P83">She drew from beneath her cloak the brilliant light of the Taregil, and pulled from it a single slim cord, which she bestowed upon Toran.</text:p>
      <text:p text:style-name="P83">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text:soft-page-break/>peak. She would watch over Toran, the tragic son, and Faranwe would protect Mear in exile.</text:p>
      <text:p text:style-name="P83">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text:soft-page-break/>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8DT20H42M5S</meta:editing-duration>
    <meta:editing-cycles>700</meta:editing-cycles>
    <meta:generator>LibreOffice/6.4.7.2$Linux_X86_64 LibreOffice_project/40$Build-2</meta:generator>
    <dc:date>2022-02-27T21:01:39.591712121</dc:date>
    <meta:document-statistic meta:table-count="0" meta:image-count="0" meta:object-count="0" meta:page-count="69" meta:paragraph-count="357" meta:word-count="36495" meta:character-count="213794" meta:non-whitespace-character-count="177617"/>
  </office:meta>
</office:document-meta>
</file>